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draw="urn:oasis:names:tc:opendocument:xmlns:drawing:1.0" xmlns:fo="urn:oasis:names:tc:opendocument:xmlns:xsl-fo-compatible:1.0" xmlns:style="urn:oasis:names:tc:opendocument:xmlns:style:1.0" xmlns:number="urn:oasis:names:tc:opendocument:xmlns:datastyle:1.0" xmlns:table="urn:oasis:names:tc:opendocument:xmlns:table:1.0" xmlns:text="urn:oasis:names:tc:opendocument:xmlns:text:1.0" xmlns:xlink="http://www.w3.org/1999/xlink" xmlns:dc="http://purl.org/dc/elements/1.1/" xmlns:svg="urn:oasis:names:tc:opendocument:xmlns:svg-compatible:1.0" xmlns:pcut="urn:cleverage:xmlns:post-processings:pcut">
  <office:scripts/>
  <office:font-face-decls>
    <style:font-face style:name="맑은 고딕" svg:font-family="맑은 고딕" style:font-family-generic="modern"/>
    <style:font-face style:name="Arial" svg:font-family="Arial" style:font-family-generic="swiss"/>
  </office:font-face-decls>
  <office:automatic-styles>
    <style:style style:name="ID0EQRAG" style:family="table" style:master-page-name="Standard">
      <style:table-properties table:border-model="collapsing" style:width="18.002cm" table:align="left" fo:margin-left="-0.018cm" fo:margin-bottom="0cm"/>
    </style:style>
    <style:style style:name="ID0EMSAG" style:family="table-column">
      <style:table-column-properties style:column-width="2.491cm"/>
    </style:style>
    <style:style style:name="ID0EOSAG" style:family="table-column">
      <style:table-column-properties style:column-width="5.51cm"/>
    </style:style>
    <style:style style:name="ID0EQSAG" style:family="table-column">
      <style:table-column-properties style:column-width="2.501cm"/>
    </style:style>
    <style:style style:name="ID0ESSAG" style:family="table-column">
      <style:table-column-properties style:column-width="2.75cm"/>
    </style:style>
    <style:style style:name="ID0EUSAG" style:family="table-column">
      <style:table-column-properties style:column-width="2.083cm"/>
    </style:style>
    <style:style style:name="ID0EWSAG" style:family="table-column">
      <style:table-column-properties style:column-width="2.667cm"/>
    </style:style>
    <style:style style:name="ID0EYSAG" style:family="table-row">
      <style:table-row-properties style:min-row-height="0.808cm" style:keep-together="true"/>
    </style:style>
    <style:style style:name="ID0E4SAG" style:family="table-cell">
      <style:table-cell-properties style:vertical-align="middle" fo:padding-bottom="0cm" fo:padding-left="0.191cm" fo:padding-right="0.191cm" fo:padding-top="0cm" fo:border-right=".013cm solid #7F7F7F" fo:border-bottom=".013cm solid #7F7F7F" fo:border-top=".075cm solid #000000"/>
    </style:style>
    <style:style style:name="ID0EBUAG" style:family="paragraph" style:parent-style-name="표준" style:master-page-name="Standard">
      <style:paragraph-properties fo:text-align="center" fo:margin-top="0cm" fo:margin-bottom="0cm" fo:break-before="page" fo:margin-left="0cm" fo:text-indent="0cm" fo:margin-right="0cm" fo:widows="2" fo:orphans="2"/>
    </style:style>
    <style:style style:name="ID0EMUAG" style:family="text">
      <style:text-properties/>
    </style:style>
    <style:style style:name="ID0EPUAG" style:family="table-cell">
      <style:table-cell-properties style:vertical-align="middle" fo:padding-bottom="0cm" fo:padding-left="0.191cm" fo:padding-right="0.191cm" fo:padding-top="0cm" fo:border-left=".013cm solid #7F7F7F" fo:border-right=".013cm solid #7F7F7F" fo:border-bottom=".013cm solid #7F7F7F" fo:border-top=".075cm solid #000000"/>
    </style:style>
    <style:style style:name="ID0EYVAG" style:family="paragraph" style:parent-style-name="표준">
      <style:paragraph-properties fo:text-align="center" fo:margin-top="0cm" fo:margin-bottom="0cm" fo:margin-left="0cm" fo:text-indent="0cm" fo:margin-right="0cm" fo:widows="2" fo:orphans="2"/>
    </style:style>
    <style:style style:name="ID0ECWAG" style:family="text">
      <style:text-properties/>
    </style:style>
    <style:style style:name="ID0EFWAG" style:family="text">
      <style:text-properties/>
    </style:style>
    <style:style style:name="ID0EIWAG" style:family="text">
      <style:text-properties/>
    </style:style>
    <style:style style:name="ID0ELWAG" style:family="table-cell">
      <style:table-cell-properties style:vertical-align="middle" fo:padding-bottom="0cm" fo:padding-left="0.191cm" fo:padding-right="0.191cm" fo:padding-top="0cm" fo:border-left=".013cm solid #7F7F7F" fo:border-right=".013cm solid #7F7F7F" fo:border-bottom=".013cm solid #7F7F7F" fo:border-top=".075cm solid #000000"/>
    </style:style>
    <style:style style:name="ID0EUXAG" style:family="paragraph" style:parent-style-name="표준">
      <style:paragraph-properties fo:text-align="center" fo:margin-top="0cm" fo:margin-bottom="0cm" fo:margin-left="0cm" fo:text-indent="0cm" fo:margin-right="0cm" fo:widows="2" fo:orphans="2"/>
    </style:style>
    <style:style style:name="ID0E5XAG" style:family="text">
      <style:text-properties/>
    </style:style>
    <style:style style:name="ID0EBYAG" style:family="table-cell">
      <style:table-cell-properties style:vertical-align="middle" fo:padding-bottom="0cm" fo:padding-left="0.191cm" fo:padding-right="0.191cm" fo:padding-top="0cm" fo:border-left=".013cm solid #7F7F7F" fo:border-right=".013cm solid #7F7F7F" fo:border-bottom=".013cm solid #7F7F7F" fo:border-top=".075cm solid #000000"/>
    </style:style>
    <style:style style:name="ID0EKZAG" style:family="paragraph" style:parent-style-name="표준">
      <style:paragraph-properties fo:text-align="center" fo:margin-top="0cm" fo:margin-bottom="0cm" fo:margin-left="0cm" fo:text-indent="0cm" fo:margin-right="0cm" fo:widows="2" fo:orphans="2"/>
    </style:style>
    <style:style style:name="ID0EUZAG" style:family="text">
      <style:text-properties/>
    </style:style>
    <style:style style:name="ID0EXZAG" style:family="table-cell">
      <style:table-cell-properties style:vertical-align="middle" fo:padding-bottom="0cm" fo:padding-left="0.191cm" fo:padding-right="0.191cm" fo:padding-top="0cm" fo:border-left=".013cm solid #7F7F7F" fo:border-right=".013cm solid #7F7F7F" fo:border-bottom=".013cm solid #7F7F7F" fo:border-top=".075cm solid #000000"/>
    </style:style>
    <style:style style:name="ID0EA2AG" style:family="paragraph" style:parent-style-name="표준">
      <style:paragraph-properties fo:text-align="center" fo:margin-top="0cm" fo:margin-bottom="0cm" fo:margin-left="0cm" fo:text-indent="0cm" fo:margin-right="0cm" fo:widows="2" fo:orphans="2"/>
    </style:style>
    <style:style style:name="ID0EK2AG" style:family="text">
      <style:text-properties/>
    </style:style>
    <style:style style:name="ID0EN2AG" style:family="table-cell">
      <style:table-cell-properties style:vertical-align="middle" fo:padding-bottom="0cm" fo:padding-left="0.191cm" fo:padding-right="0.191cm" fo:padding-top="0cm" fo:border-left=".013cm solid #7F7F7F" fo:border-bottom=".013cm solid #7F7F7F" fo:border-top=".075cm solid #000000"/>
    </style:style>
    <style:style style:name="ID0ER3AG" style:family="paragraph" style:parent-style-name="표준">
      <style:paragraph-properties fo:text-align="center" fo:margin-top="0cm" fo:margin-bottom="0cm" fo:margin-left="0cm" fo:text-indent="0cm" fo:margin-right="0cm" fo:widows="2" fo:orphans="2"/>
    </style:style>
    <style:style style:name="ID0E23AG" style:family="text">
      <style:text-properties/>
    </style:style>
    <style:style style:name="ID0E63AG" style:family="table-cell">
      <style:table-cell-properties fo:padding-bottom="0cm" fo:padding-left="0.191cm" fo:padding-right="0.191cm" fo:padding-top="0cm" fo:border-bottom=".013cm solid #7F7F7F" fo:border-top=".013cm solid #7F7F7F"/>
    </style:style>
    <style:style style:name="ID0E54AG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G5AG" style:family="table-row">
      <style:table-row-properties style:min-row-height="0.923cm" style:keep-together="true"/>
    </style:style>
    <style:style style:name="ID0EL5AG" style:family="table-cell">
      <style:table-cell-properties style:vertical-align="middle" fo:padding-bottom="0cm" fo:padding-left="0.191cm" fo:padding-right="0.191cm" fo:padding-top="0cm" fo:border-right=".013cm solid #7F7F7F" fo:border-bottom=".013cm solid #7F7F7F" fo:border-top=".013cm solid #7F7F7F"/>
    </style:style>
    <style:style style:name="ID0EP6AG" style:family="paragraph" style:parent-style-name="표준">
      <style:paragraph-properties fo:text-align="center" fo:margin-top="0cm" fo:margin-bottom="0cm" fo:margin-left="0cm" fo:text-indent="0cm" fo:margin-right="0cm" fo:widows="2" fo:orphans="2"/>
    </style:style>
    <style:style style:name="ID0EZ6AG" style:family="text">
      <style:text-properties/>
    </style:style>
    <style:style style:name="ID0E36AG" style:family="table-cell">
      <style:table-cell-properties style:vertical-align="middle" fo:padding-bottom="0cm" fo:padding-left="0.191cm" fo:padding-right="0.191cm" fo:padding-top="0cm" fo:border-left=".013cm solid #7F7F7F" fo:border-right=".013cm solid #7F7F7F" fo:border-bottom=".013cm solid #7F7F7F" fo:border-top=".013cm solid #7F7F7F"/>
    </style:style>
    <style:style style:name="ID0EHBBG" style:family="paragraph" style:parent-style-name="표준">
      <style:paragraph-properties fo:text-align="start" fo:margin-top="0cm" fo:margin-bottom="0cm" fo:margin-left="0cm" fo:text-indent="0.353cm" fo:margin-right="0cm" fo:widows="2" fo:orphans="2"/>
    </style:style>
    <style:style style:name="ID0EVBBG" style:family="text">
      <style:text-properties/>
    </style:style>
    <style:style style:name="ID0EYBBG" style:family="text">
      <style:text-properties/>
    </style:style>
    <style:style style:name="ID0E2BBG" style:family="text">
      <style:text-properties/>
    </style:style>
    <style:style style:name="ID0E5BBG" style:family="text">
      <style:text-properties/>
    </style:style>
    <style:style style:name="ID0EBCBG" style:family="table-cell">
      <style:table-cell-properties style:vertical-align="middle" fo:padding-bottom="0cm" fo:padding-left="0.191cm" fo:padding-right="0.191cm" fo:padding-top="0cm" fo:border-left=".013cm solid #7F7F7F" fo:border-right=".013cm solid #7F7F7F" fo:border-bottom=".013cm solid #7F7F7F" fo:border-top=".013cm solid #7F7F7F"/>
    </style:style>
    <style:style style:name="ID0EKDBG" style:family="paragraph" style:parent-style-name="표준">
      <style:paragraph-properties fo:text-align="center" fo:margin-top="0cm" fo:margin-bottom="0cm" fo:margin-left="0cm" fo:text-indent="0cm" fo:margin-right="0cm" fo:widows="2" fo:orphans="2"/>
    </style:style>
    <style:style style:name="ID0EUDBG" style:family="text">
      <style:text-properties/>
    </style:style>
    <style:style style:name="ID0EXDBG" style:family="table-cell">
      <style:table-cell-properties style:vertical-align="middle" fo:padding-bottom="0cm" fo:padding-left="0.191cm" fo:padding-right="0.191cm" fo:padding-top="0cm" fo:border-left=".013cm solid #7F7F7F" fo:border-bottom=".013cm solid #7F7F7F" fo:border-top=".013cm solid #7F7F7F"/>
    </style:style>
    <style:style style:name="ID0E4EBG" style:family="paragraph" style:parent-style-name="표준">
      <style:paragraph-properties fo:text-align="center" fo:margin-top="0cm" fo:margin-bottom="0cm" fo:margin-left="0cm" fo:text-indent="0cm" fo:margin-right="0cm" fo:widows="2" fo:orphans="2"/>
    </style:style>
    <style:style style:name="ID0EHFBG" style:family="text">
      <style:text-properties/>
    </style:style>
    <style:style style:name="ID0EKFBG" style:family="table-row">
      <style:table-row-properties style:min-row-height="0.923cm" style:keep-together="true"/>
    </style:style>
    <style:style style:name="ID0EPFBG" style:family="table-cell">
      <style:table-cell-properties style:vertical-align="middle" fo:padding-bottom="0cm" fo:padding-left="0.191cm" fo:padding-right="0.191cm" fo:padding-top="0cm" fo:border-right=".013cm solid #7F7F7F" fo:border-bottom=".013cm solid #7F7F7F" fo:border-top=".013cm solid #7F7F7F"/>
    </style:style>
    <style:style style:name="ID0ETGBG" style:family="paragraph" style:parent-style-name="표준">
      <style:paragraph-properties fo:text-align="center" fo:margin-top="0cm" fo:margin-bottom="0cm" fo:margin-left="0cm" fo:text-indent="0cm" fo:margin-right="0cm" fo:widows="2" fo:orphans="2"/>
    </style:style>
    <style:style style:name="ID0E4GBG" style:family="text">
      <style:text-properties/>
    </style:style>
    <style:style style:name="ID0EAHBG" style:family="table-cell">
      <style:table-cell-properties style:vertical-align="middle" fo:padding-bottom="0cm" fo:padding-left="0.191cm" fo:padding-right="0.191cm" fo:padding-top="0cm" fo:border-left=".013cm solid #7F7F7F" fo:border-right=".013cm solid #7F7F7F" fo:border-bottom=".013cm solid #7F7F7F" fo:border-top=".013cm solid #7F7F7F"/>
    </style:style>
    <style:style style:name="ID0ELIBG" style:family="paragraph" style:parent-style-name="표준">
      <style:paragraph-properties fo:text-align="center" fo:margin-top="0cm" fo:margin-bottom="0cm" fo:margin-left="0cm" fo:text-indent="0cm" fo:margin-right="0cm" fo:widows="2" fo:orphans="2"/>
    </style:style>
    <style:style style:name="ID0EVIBG" style:family="text">
      <style:text-properties/>
    </style:style>
    <style:style style:name="ID0EYIBG" style:family="table-cell">
      <style:table-cell-properties style:vertical-align="middle" fo:padding-bottom="0cm" fo:padding-left="0.191cm" fo:padding-right="0.191cm" fo:padding-top="0cm" fo:border-left=".013cm solid #7F7F7F" fo:border-right=".013cm solid #7F7F7F" fo:border-bottom=".013cm solid #7F7F7F" fo:border-top=".013cm solid #7F7F7F"/>
    </style:style>
    <style:style style:name="ID0EBKBG" style:family="paragraph" style:parent-style-name="표준">
      <style:paragraph-properties fo:text-align="center" fo:margin-top="0cm" fo:margin-bottom="0cm" fo:margin-left="0cm" fo:text-indent="0cm" fo:margin-right="0cm" fo:widows="2" fo:orphans="2"/>
    </style:style>
    <style:style style:name="ID0ELKBG" style:family="text">
      <style:text-properties/>
    </style:style>
    <style:style style:name="ID0EOKBG" style:family="table-cell">
      <style:table-cell-properties style:vertical-align="middle" fo:padding-bottom="0cm" fo:padding-left="0.191cm" fo:padding-right="0.191cm" fo:padding-top="0cm" fo:border-left=".013cm solid #7F7F7F" fo:border-bottom=".013cm solid #7F7F7F" fo:border-top=".013cm solid #7F7F7F"/>
    </style:style>
    <style:style style:name="ID0EULBG" style:family="paragraph" style:parent-style-name="표준">
      <style:paragraph-properties fo:text-align="center" fo:margin-top="0cm" fo:margin-bottom="0cm" fo:margin-left="0cm" fo:text-indent="0cm" fo:margin-right="0cm" fo:widows="2" fo:orphans="2"/>
    </style:style>
    <style:style style:name="ID0E5LBG" style:family="text">
      <style:text-properties/>
    </style:style>
    <style:style style:name="ID0EBMBG" style:family="table-row">
      <style:table-row-properties style:min-row-height="2.743cm" style:keep-together="true"/>
    </style:style>
    <style:style style:name="ID0EGMBG" style:family="table-cell">
      <style:table-cell-properties style:vertical-align="middle" fo:padding-bottom="0cm" fo:padding-left="0.191cm" fo:padding-right="0.191cm" fo:padding-top="0cm" fo:border-right=".013cm solid #7F7F7F" fo:border-bottom=".013cm solid #7F7F7F" fo:border-top=".013cm solid #7F7F7F"/>
    </style:style>
    <style:style style:name="ID0EKNBG" style:family="paragraph" style:parent-style-name="표준">
      <style:paragraph-properties fo:text-align="center" fo:margin-top="0cm" fo:margin-bottom="0cm" fo:margin-left="0cm" fo:text-indent="0cm" fo:margin-right="0cm" fo:widows="2" fo:orphans="2"/>
    </style:style>
    <style:style style:name="ID0EUNBG" style:family="text">
      <style:text-properties/>
    </style:style>
    <style:style style:name="ID0EXNBG" style:family="table-cell">
      <style:table-cell-properties fo:padding-bottom="0cm" fo:padding-left="0.191cm" fo:padding-right="0.191cm" fo:padding-top="0cm" fo:border-left=".013cm solid #7F7F7F" fo:border-bottom=".013cm solid #7F7F7F" fo:border-top=".013cm solid #7F7F7F"/>
    </style:style>
    <style:style style:name="ID0E2OBG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JPBG" style:family="text">
      <style:text-properties fo:font-weight="bold" style:font-size-complex="9pt" fo:font-size="9pt"/>
    </style:style>
    <style:style style:name="ID0ERPBG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5PBG" style:family="text">
      <style:text-properties style:font-size-complex="9pt" fo:font-size="9pt"/>
    </style:style>
    <style:style style:name="ID0EFQBG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WQBG" style:family="text">
      <style:text-properties style:font-size-complex="9pt" fo:font-size="9pt"/>
    </style:style>
    <style:style style:name="ID0E4QBG" style:family="text">
      <style:text-properties style:language-asian="ko" style:country-asian="KR" style:font-size-complex="9pt" fo:font-size="9pt"/>
    </style:style>
    <style:style style:name="ID0EKRBG" style:family="text">
      <style:text-properties style:font-size-complex="9pt" fo:font-size="9pt"/>
    </style:style>
    <style:style style:name="ID0ERRBG" style:family="text">
      <style:text-properties style:font-size-complex="9pt" fo:font-size="9pt"/>
    </style:style>
    <style:style style:name="ID0EYRBG" style:family="text">
      <style:text-properties style:font-size-complex="9pt" fo:font-size="9pt"/>
    </style:style>
    <style:style style:name="ID0E6RBG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QSBG" style:family="text">
      <style:text-properties style:font-size-complex="9pt" fo:font-size="9pt"/>
    </style:style>
    <style:style style:name="ID0EXSBG" style:family="text">
      <style:text-properties style:language-asian="ko" style:country-asian="KR" style:font-size-complex="9pt" fo:font-size="9pt"/>
    </style:style>
    <style:style style:name="ID0EETBG" style:family="text">
      <style:text-properties style:font-size-complex="9pt" fo:font-size="9pt"/>
    </style:style>
    <style:style style:name="ID0ELTBG" style:family="text">
      <style:text-properties style:font-size-complex="9pt" fo:font-size="9pt"/>
    </style:style>
    <style:style style:name="ID0ESTBG" style:family="text">
      <style:text-properties style:font-size-complex="9pt" fo:font-size="9pt"/>
    </style:style>
    <style:style style:name="ID0EZTBG" style:family="text">
      <style:text-properties style:font-size-complex="9pt" fo:font-size="9pt"/>
    </style:style>
    <style:style style:name="ID0EAUBG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NUBG" style:family="text">
      <style:text-properties style:font-size-complex="9pt" fo:font-size="9pt"/>
    </style:style>
    <style:style style:name="ID0EUUBG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FVBG" style:family="text">
      <style:text-properties style:font-size-complex="9pt" fo:font-size="9pt"/>
    </style:style>
    <style:style style:name="ID0EMVBG" style:family="text">
      <style:text-properties style:language-asian="ko" style:country-asian="KR" style:font-size-complex="9pt" fo:font-size="9pt"/>
    </style:style>
    <style:style style:name="ID0EZVBG" style:family="text">
      <style:text-properties style:font-size-complex="9pt" fo:font-size="9pt"/>
    </style:style>
    <style:style style:name="ID0EAWBG" style:family="text">
      <style:text-properties style:font-size-complex="9pt" fo:font-size="9pt"/>
    </style:style>
    <style:style style:name="ID0EHWBG" style:family="text">
      <style:text-properties style:font-size-complex="9pt" fo:font-size="9pt"/>
    </style:style>
    <style:style style:name="ID0EOWBG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6WBG" style:family="text">
      <style:text-properties style:font-size-complex="9pt" fo:font-size="9pt"/>
    </style:style>
    <style:style style:name="ID0EGXBG" style:family="text">
      <style:text-properties style:font-size-complex="9pt" fo:font-size="9pt"/>
    </style:style>
    <style:style style:name="ID0ENXBG" style:family="text">
      <style:text-properties style:font-size-complex="9pt" fo:font-size="9pt"/>
    </style:style>
    <style:style style:name="ID0EUXBG" style:family="text">
      <style:text-properties style:font-size-complex="9pt" fo:font-size="9pt"/>
    </style:style>
    <style:style style:name="ID0E2XBG" style:family="text">
      <style:text-properties style:font-size-complex="9pt" fo:font-size="9pt"/>
    </style:style>
    <style:style style:name="ID0ECYBG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TYBG" style:family="text">
      <style:text-properties style:font-size-complex="9pt" fo:font-size="9pt"/>
    </style:style>
    <style:style style:name="ID0E1YBG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HZBG" style:family="text">
      <style:text-properties style:font-size-complex="9pt" fo:font-size="9pt"/>
    </style:style>
    <style:style style:name="ID0EOZBG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6ZBG" style:family="text">
      <style:text-properties style:font-size-complex="9pt" fo:font-size="9pt"/>
    </style:style>
    <style:style style:name="ID0EG1BG" style:family="text">
      <style:text-properties style:language-asian="ko" style:country-asian="KR" style:font-size-complex="9pt" fo:font-size="9pt"/>
    </style:style>
    <style:style style:name="ID0ET1BG" style:family="text">
      <style:text-properties style:font-size-complex="9pt" fo:font-size="9pt"/>
    </style:style>
    <style:style style:name="ID0E11BG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L2BG" style:family="text">
      <style:text-properties style:font-size-complex="9pt" fo:font-size="9pt"/>
    </style:style>
    <style:style style:name="ID0ES2BG" style:family="text">
      <style:text-properties style:language-asian="ko" style:country-asian="KR" style:font-size-complex="9pt" fo:font-size="9pt"/>
    </style:style>
    <style:style style:name="ID0E62BG" style:family="text">
      <style:text-properties style:font-size-complex="9pt" fo:font-size="9pt"/>
    </style:style>
    <style:style style:name="ID0EG3BG" style:family="text">
      <style:text-properties style:font-size-complex="9pt" fo:font-size="9pt"/>
    </style:style>
    <style:style style:name="ID0EN3BG" style:family="text">
      <style:text-properties style:font-size-complex="9pt" fo:font-size="9pt"/>
    </style:style>
    <style:style style:name="ID0EU3BG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B4BG" style:family="text">
      <style:text-properties style:font-size-complex="9pt" fo:font-size="9pt"/>
    </style:style>
    <style:style style:name="ID0EI4BG" style:family="text">
      <style:text-properties style:font-size-complex="9pt" fo:font-size="9pt"/>
    </style:style>
    <style:style style:name="ID0EP4BG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A5BG" style:family="text">
      <style:text-properties style:font-size-complex="9pt" fo:font-size="9pt"/>
    </style:style>
    <style:style style:name="ID0EH5BG" style:family="text">
      <style:text-properties style:language-asian="ko" style:country-asian="KR" style:font-size-complex="9pt" fo:font-size="9pt"/>
    </style:style>
    <style:style style:name="ID0EU5BG" style:family="text">
      <style:text-properties style:font-size-complex="9pt" fo:font-size="9pt"/>
    </style:style>
    <style:style style:name="ID0E25BG" style:family="text">
      <style:text-properties style:font-size-complex="9pt" fo:font-size="9pt"/>
    </style:style>
    <style:style style:name="ID0EC6BG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T6BG" style:family="text">
      <style:text-properties style:font-size-complex="9pt" fo:font-size="9pt"/>
    </style:style>
    <style:style style:name="ID0E16BG" style:family="text">
      <style:text-properties style:font-size-complex="9pt" fo:font-size="9pt"/>
    </style:style>
    <style:style style:name="ID0ECAA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TAAI" style:family="text">
      <style:text-properties style:font-size-complex="9pt" fo:font-size="9pt"/>
    </style:style>
    <style:style style:name="ID0E1AAI" style:family="text">
      <style:text-properties style:font-size-complex="9pt" fo:font-size="9pt"/>
    </style:style>
    <style:style style:name="ID0EBBAI" style:family="text">
      <style:text-properties style:font-size-complex="9pt" fo:font-size="9pt"/>
    </style:style>
    <style:style style:name="ID0EIBA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ZBAI" style:family="text">
      <style:text-properties style:font-size-complex="9pt" fo:font-size="9pt"/>
    </style:style>
    <style:style style:name="ID0EACAI" style:family="text">
      <style:text-properties style:font-size-complex="9pt" fo:font-size="9pt"/>
    </style:style>
    <style:style style:name="ID0EHCAI" style:family="text">
      <style:text-properties style:font-size-complex="9pt" fo:font-size="9pt"/>
    </style:style>
    <style:style style:name="ID0EOCAI" style:family="text">
      <style:text-properties style:font-size-complex="9pt" fo:font-size="9pt"/>
    </style:style>
    <style:style style:name="ID0EVCAI" style:family="text">
      <style:text-properties style:font-size-complex="9pt" fo:font-size="9pt"/>
    </style:style>
    <style:style style:name="ID0E3CAI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JDAI" style:family="text">
      <style:text-properties style:font-size-complex="9pt" fo:font-size="9pt"/>
    </style:style>
    <style:style style:name="ID0EQDA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BEAI" style:family="text">
      <style:text-properties style:font-size-complex="9pt" fo:font-size="9pt"/>
    </style:style>
    <style:style style:name="ID0EIEAI" style:family="text">
      <style:text-properties style:language-asian="ko" style:country-asian="KR" style:font-size-complex="9pt" fo:font-size="9pt"/>
    </style:style>
    <style:style style:name="ID0EVEAI" style:family="text">
      <style:text-properties style:font-size-complex="9pt" fo:font-size="9pt"/>
    </style:style>
    <style:style style:name="ID0E3EAI" style:family="text">
      <style:text-properties style:font-size-complex="9pt" fo:font-size="9pt"/>
    </style:style>
    <style:style style:name="ID0EDFAI" style:family="text">
      <style:text-properties style:font-size-complex="9pt" fo:font-size="9pt"/>
    </style:style>
    <style:style style:name="ID0EKFAI" style:family="text">
      <style:text-properties style:font-size-complex="9pt" fo:font-size="9pt"/>
    </style:style>
    <style:style style:name="ID0ERFAI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6FAI" style:family="text">
      <style:text-properties fo:font-weight="bold" style:font-size-complex="9pt" fo:font-size="9pt"/>
    </style:style>
    <style:style style:name="ID0EHGAI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UGAI" style:family="text">
      <style:text-properties style:font-size-complex="9pt" fo:font-size="9pt"/>
    </style:style>
    <style:style style:name="ID0E2GA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MHAI" style:family="text">
      <style:text-properties style:font-size-complex="9pt" fo:font-size="9pt"/>
    </style:style>
    <style:style style:name="ID0ETHAI" style:family="text">
      <style:text-properties style:language-asian="ko" style:country-asian="KR" style:font-size-complex="9pt" fo:font-size="9pt"/>
    </style:style>
    <style:style style:name="ID0EAIAI" style:family="text">
      <style:text-properties style:font-size-complex="9pt" fo:font-size="9pt"/>
    </style:style>
    <style:style style:name="ID0EHIA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YIAI" style:family="text">
      <style:text-properties style:font-size-complex="9pt" fo:font-size="9pt"/>
    </style:style>
    <style:style style:name="ID0E6IAI" style:family="text">
      <style:text-properties style:language-asian="ko" style:country-asian="KR" style:font-size-complex="9pt" fo:font-size="9pt"/>
    </style:style>
    <style:style style:name="ID0EMJAI" style:family="text">
      <style:text-properties style:font-size-complex="9pt" fo:font-size="9pt"/>
    </style:style>
    <style:style style:name="ID0ETJAI" style:family="text">
      <style:text-properties style:font-size-complex="9pt" fo:font-size="9pt"/>
    </style:style>
    <style:style style:name="ID0E1JAI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HKAI" style:family="text">
      <style:text-properties style:font-size-complex="9pt" fo:font-size="9pt"/>
    </style:style>
    <style:style style:name="ID0EOKA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6KAI" style:family="text">
      <style:text-properties style:font-size-complex="9pt" fo:font-size="9pt"/>
    </style:style>
    <style:style style:name="ID0EGLAI" style:family="text">
      <style:text-properties style:language-asian="ko" style:country-asian="KR" style:font-size-complex="9pt" fo:font-size="9pt"/>
    </style:style>
    <style:style style:name="ID0ETLAI" style:family="text">
      <style:text-properties style:font-size-complex="9pt" fo:font-size="9pt"/>
    </style:style>
    <style:style style:name="ID0E1LA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LMAI" style:family="text">
      <style:text-properties style:font-size-complex="9pt" fo:font-size="9pt"/>
    </style:style>
    <style:style style:name="ID0ESMAI" style:family="text">
      <style:text-properties style:language-asian="ko" style:country-asian="KR" style:font-size-complex="9pt" fo:font-size="9pt"/>
    </style:style>
    <style:style style:name="ID0E6MAI" style:family="text">
      <style:text-properties style:font-size-complex="9pt" fo:font-size="9pt"/>
    </style:style>
    <style:style style:name="ID0EGNA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XNAI" style:family="text">
      <style:text-properties style:font-size-complex="9pt" fo:font-size="9pt"/>
    </style:style>
    <style:style style:name="ID0E5NAI" style:family="text">
      <style:text-properties style:language-asian="ko" style:country-asian="KR" style:font-size-complex="9pt" fo:font-size="9pt"/>
    </style:style>
    <style:style style:name="ID0ELOAI" style:family="text">
      <style:text-properties style:font-size-complex="9pt" fo:font-size="9pt"/>
    </style:style>
    <style:style style:name="ID0ESOAI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6OAI" style:family="text">
      <style:text-properties style:font-size-complex="9pt" fo:font-size="9pt"/>
    </style:style>
    <style:style style:name="ID0EGPA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XPAI" style:family="text">
      <style:text-properties style:font-size-complex="9pt" fo:font-size="9pt"/>
    </style:style>
    <style:style style:name="ID0E5PAI" style:family="text">
      <style:text-properties style:language-asian="ko" style:country-asian="KR" style:font-size-complex="9pt" fo:font-size="9pt"/>
    </style:style>
    <style:style style:name="ID0ELQAI" style:family="text">
      <style:text-properties style:font-size-complex="9pt" fo:font-size="9pt"/>
    </style:style>
    <style:style style:name="ID0ESQAI" style:family="text">
      <style:text-properties style:font-size-complex="9pt" fo:font-size="9pt"/>
    </style:style>
    <style:style style:name="ID0EZQA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KRAI" style:family="text">
      <style:text-properties style:font-size-complex="9pt" fo:font-size="9pt"/>
    </style:style>
    <style:style style:name="ID0ERRAI" style:family="text">
      <style:text-properties style:language-asian="ko" style:country-asian="KR" style:font-size-complex="9pt" fo:font-size="9pt"/>
    </style:style>
    <style:style style:name="ID0E5RAI" style:family="text">
      <style:text-properties style:font-size-complex="9pt" fo:font-size="9pt"/>
    </style:style>
    <style:style style:name="ID0EFSAI" style:family="text">
      <style:text-properties style:font-size-complex="9pt" fo:font-size="9pt"/>
    </style:style>
    <style:style style:name="ID0EMSAI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ZSAI" style:family="text">
      <style:text-properties style:font-size-complex="9pt" fo:font-size="9pt"/>
    </style:style>
    <style:style style:name="ID0EATA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RTAI" style:family="text">
      <style:text-properties style:font-size-complex="9pt" fo:font-size="9pt"/>
    </style:style>
    <style:style style:name="ID0EYTAI" style:family="text">
      <style:text-properties style:language-asian="ko" style:country-asian="KR" style:font-size-complex="9pt" fo:font-size="9pt"/>
    </style:style>
    <style:style style:name="ID0EFUAI" style:family="text">
      <style:text-properties style:font-size-complex="9pt" fo:font-size="9pt"/>
    </style:style>
    <style:style style:name="ID0EMUA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4UAI" style:family="text">
      <style:text-properties style:font-size-complex="9pt" fo:font-size="9pt"/>
    </style:style>
    <style:style style:name="ID0EEVAI" style:family="text">
      <style:text-properties style:language-asian="ko" style:country-asian="KR" style:font-size-complex="9pt" fo:font-size="9pt"/>
    </style:style>
    <style:style style:name="ID0ERVAI" style:family="text">
      <style:text-properties style:font-size-complex="9pt" fo:font-size="9pt"/>
    </style:style>
    <style:style style:name="ID0EYVAI" style:family="text">
      <style:text-properties style:font-size-complex="9pt" fo:font-size="9pt"/>
    </style:style>
    <style:style style:name="ID0E6VAI" style:family="text">
      <style:text-properties style:font-size-complex="9pt" fo:font-size="9pt"/>
    </style:style>
    <style:style style:name="ID0EGWAI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TWAI" style:family="text">
      <style:text-properties style:font-size-complex="9pt" fo:font-size="9pt"/>
    </style:style>
    <style:style style:name="ID0E1WA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LXAI" style:family="text">
      <style:text-properties style:font-size-complex="9pt" fo:font-size="9pt"/>
    </style:style>
    <style:style style:name="ID0ESXAI" style:family="text">
      <style:text-properties style:language-asian="ko" style:country-asian="KR" style:font-size-complex="9pt" fo:font-size="9pt"/>
    </style:style>
    <style:style style:name="ID0E6XAI" style:family="text">
      <style:text-properties style:font-size-complex="9pt" fo:font-size="9pt"/>
    </style:style>
    <style:style style:name="ID0EGYAI" style:family="text">
      <style:text-properties style:font-size-complex="9pt" fo:font-size="9pt"/>
    </style:style>
    <style:style style:name="ID0ENYAI" style:family="text">
      <style:text-properties style:font-size-complex="9pt" fo:font-size="9pt"/>
    </style:style>
    <style:style style:name="ID0EUYA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LZAI" style:family="text">
      <style:text-properties style:font-size-complex="9pt" fo:font-size="9pt"/>
    </style:style>
    <style:style style:name="ID0ESZAI" style:family="text">
      <style:text-properties style:language-asian="ko" style:country-asian="KR" style:font-size-complex="9pt" fo:font-size="9pt"/>
    </style:style>
    <style:style style:name="ID0E6ZAI" style:family="text">
      <style:text-properties style:font-size-complex="9pt" fo:font-size="9pt"/>
    </style:style>
    <style:style style:name="ID0EG1AI" style:family="text">
      <style:text-properties style:font-size-complex="9pt" fo:font-size="9pt"/>
    </style:style>
    <style:style style:name="ID0EN1AI" style:family="text">
      <style:text-properties style:font-size-complex="9pt" fo:font-size="9pt"/>
    </style:style>
    <style:style style:name="ID0EU1AI" style:family="text">
      <style:text-properties style:font-size-complex="9pt" fo:font-size="9pt"/>
    </style:style>
    <style:style style:name="ID0E21A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M2AI" style:family="text">
      <style:text-properties style:font-size-complex="9pt" fo:font-size="9pt"/>
    </style:style>
    <style:style style:name="ID0ET2AI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A3AI" style:family="text">
      <style:text-properties style:font-size-complex="9pt" fo:font-size="9pt"/>
    </style:style>
    <style:style style:name="ID0EH3AI" style:family="text">
      <style:text-properties style:font-size-complex="9pt" fo:font-size="9pt"/>
    </style:style>
    <style:style style:name="ID0EO3AI" style:family="text">
      <style:text-properties style:font-size-complex="9pt" fo:font-size="9pt"/>
    </style:style>
    <style:style style:name="ID0EV3AI" style:family="text">
      <style:text-properties style:font-size-complex="9pt" fo:font-size="9pt"/>
    </style:style>
    <style:style style:name="ID0E33AI" style:family="text">
      <style:text-properties style:font-size-complex="9pt" fo:font-size="9pt"/>
    </style:style>
    <style:style style:name="ID0ED4AI" style:family="paragraph" style:parent-style-name="표준">
      <style:paragraph-properties fo:margin-top="0cm" fo:margin-bottom="0cm" fo:margin-left="0cm" fo:text-indent="0cm" fo:margin-right="0cm" fo:widows="2" fo:orphans="2"/>
      <style:text-properties fo:letter-spacing="normal" style:font-size-complex="9pt" fo:font-size="9pt"/>
    </style:style>
    <style:style style:name="ID0EQ4AI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44AI" style:family="text">
      <style:text-properties style:font-size-complex="9pt" fo:font-size="9pt"/>
    </style:style>
    <style:style style:name="ID0EE5A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V5AI" style:family="text">
      <style:text-properties style:font-size-complex="9pt" fo:font-size="9pt"/>
    </style:style>
    <style:style style:name="ID0E35AI" style:family="text">
      <style:text-properties style:language-asian="ko" style:country-asian="KR" style:font-size-complex="9pt" fo:font-size="9pt"/>
    </style:style>
    <style:style style:name="ID0EJ6AI" style:family="text">
      <style:text-properties style:font-size-complex="9pt" fo:font-size="9pt"/>
    </style:style>
    <style:style style:name="ID0EQ6AI" style:family="text">
      <style:text-properties style:font-size-complex="9pt" fo:font-size="9pt"/>
    </style:style>
    <style:style style:name="ID0EX6AI" style:family="text">
      <style:text-properties style:font-size-complex="9pt" fo:font-size="9pt"/>
    </style:style>
    <style:style style:name="ID0E56AI" style:family="text">
      <style:text-properties style:font-size-complex="9pt" fo:font-size="9pt"/>
    </style:style>
    <style:style style:name="ID0EFABI" style:family="text">
      <style:text-properties style:font-size-complex="9pt" fo:font-size="9pt"/>
    </style:style>
    <style:style style:name="ID0EMABI" style:family="text">
      <style:text-properties style:font-size-complex="9pt" fo:font-size="9pt"/>
    </style:style>
    <style:style style:name="ID0ETAB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EBBI" style:family="text">
      <style:text-properties style:font-size-complex="9pt" fo:font-size="9pt"/>
    </style:style>
    <style:style style:name="ID0ELBBI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YBBI" style:family="text">
      <style:text-properties style:font-size-complex="9pt" fo:font-size="9pt"/>
    </style:style>
    <style:style style:name="ID0E6BB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QCBI" style:family="text">
      <style:text-properties style:font-size-complex="9pt" fo:font-size="9pt"/>
    </style:style>
    <style:style style:name="ID0EXCBI" style:family="text">
      <style:text-properties style:language-asian="ko" style:country-asian="KR" style:font-size-complex="9pt" fo:font-size="9pt"/>
    </style:style>
    <style:style style:name="ID0EEDBI" style:family="text">
      <style:text-properties style:font-size-complex="9pt" fo:font-size="9pt"/>
    </style:style>
    <style:style style:name="ID0ELDBI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YDBI" style:family="text">
      <style:text-properties style:font-size-complex="9pt" fo:font-size="9pt"/>
    </style:style>
    <style:style style:name="ID0E6DB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QEBI" style:family="text">
      <style:text-properties style:font-size-complex="9pt" fo:font-size="9pt"/>
    </style:style>
    <style:style style:name="ID0EXEBI" style:family="text">
      <style:text-properties style:language-asian="ko" style:country-asian="KR" style:font-size-complex="9pt" fo:font-size="9pt"/>
    </style:style>
    <style:style style:name="ID0EEFBI" style:family="text">
      <style:text-properties style:font-size-complex="9pt" fo:font-size="9pt"/>
    </style:style>
    <style:style style:name="ID0ELFBI" style:family="text">
      <style:text-properties style:font-size-complex="9pt" fo:font-size="9pt"/>
    </style:style>
    <style:style style:name="ID0ESFBI" style:family="text">
      <style:text-properties style:font-size-complex="9pt" fo:font-size="9pt"/>
    </style:style>
    <style:style style:name="ID0EZFB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KGBI" style:family="text">
      <style:text-properties style:font-size-complex="9pt" fo:font-size="9pt"/>
    </style:style>
    <style:style style:name="ID0ERGBI" style:family="text">
      <style:text-properties style:language-asian="ko" style:country-asian="KR" style:font-size-complex="9pt" fo:font-size="9pt"/>
    </style:style>
    <style:style style:name="ID0E5GBI" style:family="text">
      <style:text-properties style:font-size-complex="9pt" fo:font-size="9pt"/>
    </style:style>
    <style:style style:name="ID0EFHBI" style:family="text">
      <style:text-properties style:font-size-complex="9pt" fo:font-size="9pt"/>
    </style:style>
    <style:style style:name="ID0EMHBI" style:family="text">
      <style:text-properties style:font-size-complex="9pt" fo:font-size="9pt"/>
    </style:style>
    <style:style style:name="ID0ETHBI" style:family="text">
      <style:text-properties style:font-size-complex="9pt" fo:font-size="9pt"/>
    </style:style>
    <style:style style:name="ID0E1HBI" style:family="text">
      <style:text-properties style:font-size-complex="9pt" fo:font-size="9pt"/>
    </style:style>
    <style:style style:name="ID0EBIBI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OIBI" style:family="text">
      <style:text-properties style:font-size-complex="9pt" fo:font-size="9pt"/>
    </style:style>
    <style:style style:name="ID0EVIB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MJBI" style:family="text">
      <style:text-properties style:font-size-complex="9pt" fo:font-size="9pt"/>
    </style:style>
    <style:style style:name="ID0ETJBI" style:family="text">
      <style:text-properties style:language-asian="ko" style:country-asian="KR" style:font-size-complex="9pt" fo:font-size="9pt"/>
    </style:style>
    <style:style style:name="ID0EAKBI" style:family="text">
      <style:text-properties style:font-size-complex="9pt" fo:font-size="9pt"/>
    </style:style>
    <style:style style:name="ID0EHKBI" style:family="text">
      <style:text-properties style:font-size-complex="9pt" fo:font-size="9pt"/>
    </style:style>
    <style:style style:name="ID0EPKB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ALBI" style:family="text">
      <style:text-properties style:font-size-complex="9pt" fo:font-size="9pt"/>
    </style:style>
    <style:style style:name="ID0EHLBI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ULBI" style:family="text">
      <style:text-properties style:font-size-complex="9pt" fo:font-size="9pt"/>
    </style:style>
    <style:style style:name="ID0E2LB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MMBI" style:family="text">
      <style:text-properties style:font-size-complex="9pt" fo:font-size="9pt"/>
    </style:style>
    <style:style style:name="ID0ETMB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ENBI" style:family="text">
      <style:text-properties style:font-size-complex="9pt" fo:font-size="9pt"/>
    </style:style>
    <style:style style:name="ID0ELNBI" style:family="paragraph" style:parent-style-name="표준">
      <style:paragraph-properties fo:margin-top="0cm" fo:margin-bottom="0cm" fo:margin-left="0cm" fo:text-indent="0.635cm" fo:margin-right="0cm" fo:widows="2" fo:orphans="2"/>
      <style:text-properties fo:letter-spacing="normal" style:font-size-complex="9pt" fo:font-size="9pt"/>
    </style:style>
    <style:style style:name="ID0E3NBI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KOBI" style:family="text">
      <style:text-properties fo:font-weight="bold" style:font-size-complex="9pt" fo:font-size="9pt"/>
    </style:style>
    <style:style style:name="ID0ESOBI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6OBI" style:family="text">
      <style:text-properties style:font-size-complex="9pt" fo:font-size="9pt"/>
    </style:style>
    <style:style style:name="ID0EGPB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XPBI" style:family="text">
      <style:text-properties style:font-size-complex="9pt" fo:font-size="9pt"/>
    </style:style>
    <style:style style:name="ID0E5PBI" style:family="text">
      <style:text-properties style:language-asian="ko" style:country-asian="KR" style:font-size-complex="9pt" fo:font-size="9pt"/>
    </style:style>
    <style:style style:name="ID0ELQBI" style:family="text">
      <style:text-properties style:font-size-complex="9pt" fo:font-size="9pt"/>
    </style:style>
    <style:style style:name="ID0ESQBI" style:family="text">
      <style:text-properties style:font-size-complex="9pt" fo:font-size="9pt"/>
    </style:style>
    <style:style style:name="ID0EZQBI" style:family="text">
      <style:text-properties style:font-size-complex="9pt" fo:font-size="9pt"/>
    </style:style>
    <style:style style:name="ID0EARBI" style:family="text">
      <style:text-properties style:font-size-complex="9pt" fo:font-size="9pt"/>
    </style:style>
    <style:style style:name="ID0EHRB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YRBI" style:family="text">
      <style:text-properties style:font-size-complex="9pt" fo:font-size="9pt"/>
    </style:style>
    <style:style style:name="ID0E6RBI" style:family="text">
      <style:text-properties style:language-asian="ko" style:country-asian="KR" style:font-size-complex="9pt" fo:font-size="9pt"/>
    </style:style>
    <style:style style:name="ID0EMSBI" style:family="text">
      <style:text-properties style:font-size-complex="9pt" fo:font-size="9pt"/>
    </style:style>
    <style:style style:name="ID0ETSBI" style:family="text">
      <style:text-properties style:font-size-complex="9pt" fo:font-size="9pt"/>
    </style:style>
    <style:style style:name="ID0E1SBI" style:family="text">
      <style:text-properties style:font-size-complex="9pt" fo:font-size="9pt"/>
    </style:style>
    <style:style style:name="ID0EBTBI" style:family="text">
      <style:text-properties style:font-size-complex="9pt" fo:font-size="9pt"/>
    </style:style>
    <style:style style:name="ID0EITBI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VTBI" style:family="text">
      <style:text-properties style:font-size-complex="9pt" fo:font-size="9pt"/>
    </style:style>
    <style:style style:name="ID0E3TBI" style:family="text">
      <style:text-properties style:font-size-complex="9pt" fo:font-size="9pt"/>
    </style:style>
    <style:style style:name="ID0EDUB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UUBI" style:family="text">
      <style:text-properties style:font-size-complex="9pt" fo:font-size="9pt"/>
    </style:style>
    <style:style style:name="ID0E2UBI" style:family="text">
      <style:text-properties style:language-asian="ko" style:country-asian="KR" style:font-size-complex="9pt" fo:font-size="9pt"/>
    </style:style>
    <style:style style:name="ID0EIVBI" style:family="text">
      <style:text-properties style:font-size-complex="9pt" fo:font-size="9pt"/>
    </style:style>
    <style:style style:name="ID0EPVBI" style:family="text">
      <style:text-properties style:font-size-complex="9pt" fo:font-size="9pt"/>
    </style:style>
    <style:style style:name="ID0EWVBI" style:family="text">
      <style:text-properties style:font-size-complex="9pt" fo:font-size="9pt"/>
    </style:style>
    <style:style style:name="ID0E4VBI" style:family="text">
      <style:text-properties style:font-size-complex="9pt" fo:font-size="9pt"/>
    </style:style>
    <style:style style:name="ID0EEWBI" style:family="text">
      <style:text-properties style:font-size-complex="9pt" fo:font-size="9pt"/>
    </style:style>
    <style:style style:name="ID0ELWBI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YWBI" style:family="text">
      <style:text-properties style:font-size-complex="9pt" fo:font-size="9pt"/>
    </style:style>
    <style:style style:name="ID0E6WBI" style:family="text">
      <style:text-properties style:font-size-complex="9pt" fo:font-size="9pt"/>
    </style:style>
    <style:style style:name="ID0EGXB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XXBI" style:family="text">
      <style:text-properties style:font-size-complex="9pt" fo:font-size="9pt"/>
    </style:style>
    <style:style style:name="ID0E5XBI" style:family="text">
      <style:text-properties style:font-size-complex="9pt" fo:font-size="9pt"/>
    </style:style>
    <style:style style:name="ID0EFYBI" style:family="text">
      <style:text-properties style:font-size-complex="9pt" fo:font-size="9pt"/>
    </style:style>
    <style:style style:name="ID0EMYBI" style:family="text">
      <style:text-properties style:font-size-complex="9pt" fo:font-size="9pt"/>
    </style:style>
    <style:style style:name="ID0ETYBI" style:family="text">
      <style:text-properties style:font-size-complex="9pt" fo:font-size="9pt"/>
    </style:style>
    <style:style style:name="ID0E1YB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LZBI" style:family="text">
      <style:text-properties style:font-size-complex="9pt" fo:font-size="9pt"/>
    </style:style>
    <style:style style:name="ID0ESZBI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6ZBI" style:family="text">
      <style:text-properties style:font-size-complex="9pt" fo:font-size="9pt"/>
    </style:style>
    <style:style style:name="ID0EG1BI" style:family="text">
      <style:text-properties style:font-size-complex="9pt" fo:font-size="9pt"/>
    </style:style>
    <style:style style:name="ID0EN1B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51BI" style:family="text">
      <style:text-properties style:font-size-complex="9pt" fo:font-size="9pt"/>
    </style:style>
    <style:style style:name="ID0EF2BI" style:family="text">
      <style:text-properties style:font-size-complex="9pt" fo:font-size="9pt"/>
    </style:style>
    <style:style style:name="ID0EM2B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42BI" style:family="text">
      <style:text-properties style:font-size-complex="9pt" fo:font-size="9pt"/>
    </style:style>
    <style:style style:name="ID0EE3BI" style:family="text">
      <style:text-properties style:language-asian="ko" style:country-asian="KR" style:font-size-complex="9pt" fo:font-size="9pt"/>
    </style:style>
    <style:style style:name="ID0ER3BI" style:family="text">
      <style:text-properties style:font-size-complex="9pt" fo:font-size="9pt"/>
    </style:style>
    <style:style style:name="ID0EY3BI" style:family="text">
      <style:text-properties style:font-size-complex="9pt" fo:font-size="9pt"/>
    </style:style>
    <style:style style:name="ID0E63BI" style:family="text">
      <style:text-properties style:font-size-complex="9pt" fo:font-size="9pt"/>
    </style:style>
    <style:style style:name="ID0EG4BI" style:family="text">
      <style:text-properties style:font-size-complex="9pt" fo:font-size="9pt"/>
    </style:style>
    <style:style style:name="ID0EN4BI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14BI" style:family="text">
      <style:text-properties style:font-size-complex="9pt" fo:font-size="9pt"/>
    </style:style>
    <style:style style:name="ID0EB5BI" style:family="text">
      <style:text-properties style:font-size-complex="9pt" fo:font-size="9pt"/>
    </style:style>
    <style:style style:name="ID0EI5B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Z5BI" style:family="text">
      <style:text-properties style:font-size-complex="9pt" fo:font-size="9pt"/>
    </style:style>
    <style:style style:name="ID0EA6BI" style:family="text">
      <style:text-properties style:language-asian="ko" style:country-asian="KR" style:font-size-complex="9pt" fo:font-size="9pt"/>
    </style:style>
    <style:style style:name="ID0EN6BI" style:family="text">
      <style:text-properties style:font-size-complex="9pt" fo:font-size="9pt"/>
    </style:style>
    <style:style style:name="ID0EU6BI" style:family="text">
      <style:text-properties style:font-size-complex="9pt" fo:font-size="9pt"/>
    </style:style>
    <style:style style:name="ID0E26B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MACI" style:family="text">
      <style:text-properties style:font-size-complex="9pt" fo:font-size="9pt"/>
    </style:style>
    <style:style style:name="ID0ETACI" style:family="text">
      <style:text-properties style:language-asian="ko" style:country-asian="KR" style:font-size-complex="9pt" fo:font-size="9pt"/>
    </style:style>
    <style:style style:name="ID0EABCI" style:family="text">
      <style:text-properties style:font-size-complex="9pt" fo:font-size="9pt"/>
    </style:style>
    <style:style style:name="ID0EHBCI" style:family="text">
      <style:text-properties style:font-size-complex="9pt" fo:font-size="9pt"/>
    </style:style>
    <style:style style:name="ID0EOBCI" style:family="text">
      <style:text-properties style:font-size-complex="9pt" fo:font-size="9pt"/>
    </style:style>
    <style:style style:name="ID0EVBCI" style:family="paragraph" style:parent-style-name="표준">
      <style:paragraph-properties fo:margin-top="0cm" fo:margin-bottom="0cm" fo:margin-left="0cm" fo:text-indent="0.635cm" fo:margin-right="0cm" fo:widows="2" fo:orphans="2"/>
      <style:text-properties fo:letter-spacing="normal" style:font-size-complex="9pt" fo:font-size="9pt"/>
    </style:style>
    <style:style style:name="ID0EGCCI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UCCI" style:family="text">
      <style:text-properties fo:font-weight="bold" style:font-size-complex="9pt" fo:font-size="9pt"/>
    </style:style>
    <style:style style:name="ID0E3CCI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JDCI" style:family="text">
      <style:text-properties style:language-asian="ko" style:country-asian="KR" style:font-size-complex="9pt" fo:font-size="9pt"/>
    </style:style>
    <style:style style:name="ID0EUDC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LECI" style:family="text">
      <style:text-properties style:font-size-complex="9pt" fo:font-size="9pt"/>
    </style:style>
    <style:style style:name="ID0ESECI" style:family="text">
      <style:text-properties style:language-asian="ko" style:country-asian="KR" style:font-size-complex="9pt" fo:font-size="9pt"/>
    </style:style>
    <style:style style:name="ID0E5EC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VFCI" style:family="text">
      <style:text-properties style:font-size-complex="9pt" fo:font-size="9pt"/>
    </style:style>
    <style:style style:name="ID0E3FCI" style:family="text">
      <style:text-properties style:language-asian="ko" style:country-asian="KR" style:font-size-complex="9pt" fo:font-size="9pt"/>
    </style:style>
    <style:style style:name="ID0EIGC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6GCI" style:family="text">
      <style:text-properties style:language-asian="ko" style:country-asian="KR" style:font-size-complex="9pt" fo:font-size="9pt"/>
    </style:style>
    <style:style style:name="ID0EKHCI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4HCI" style:family="text">
      <style:text-properties style:language-asian="ko" style:country-asian="KR" style:font-size-complex="9pt" fo:font-size="9pt"/>
    </style:style>
    <style:style style:name="ID0EIIC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6ICI" style:family="text">
      <style:text-properties style:font-size-complex="9pt" fo:font-size="9pt"/>
    </style:style>
    <style:style style:name="ID0EGJCI" style:family="text">
      <style:text-properties style:language-asian="ko" style:country-asian="KR" style:font-size-complex="9pt" fo:font-size="9pt"/>
    </style:style>
    <style:style style:name="ID0ESJCI" style:family="paragraph" style:parent-style-name="표준">
      <style:paragraph-properties fo:margin-top="0cm" fo:margin-bottom="0cm" fo:margin-left="0cm" fo:text-indent="0.635cm" fo:margin-right="0cm" fo:widows="2" fo:orphans="2"/>
    </style:style>
    <style:style style:name="ID0EDKCI" style:family="text">
      <style:text-properties style:font-size-complex="9pt" fo:font-size="9pt"/>
    </style:style>
    <style:style style:name="ID0EKKCI" style:family="text">
      <style:text-properties style:language-asian="ko" style:country-asian="KR" style:font-size-complex="9pt" fo:font-size="9pt"/>
    </style:style>
    <style:style style:name="ID0EWKCI" style:family="table-row">
      <style:table-row-properties style:min-row-height="2.716cm" style:keep-together="true"/>
    </style:style>
    <style:style style:name="ID0E2KCI" style:family="table-cell">
      <style:table-cell-properties style:vertical-align="middle" fo:padding-bottom="0cm" fo:padding-left="0.191cm" fo:padding-right="0.191cm" fo:padding-top="0cm" fo:border-right=".013cm solid #7F7F7F" fo:border-bottom=".013cm solid #7F7F7F" fo:border-top=".013cm solid #7F7F7F"/>
    </style:style>
    <style:style style:name="ID0E6LCI" style:family="paragraph" style:parent-style-name="표준">
      <style:paragraph-properties fo:text-align="center" fo:margin-top="0cm" fo:margin-bottom="0cm" fo:margin-left="0cm" fo:text-indent="0cm" fo:margin-right="0cm" fo:widows="2" fo:orphans="2"/>
    </style:style>
    <style:style style:name="ID0EJMCI" style:family="text">
      <style:text-properties/>
    </style:style>
    <style:style style:name="ID0EMMCI" style:family="paragraph" style:parent-style-name="표준">
      <style:paragraph-properties fo:text-align="center" fo:margin-top="0cm" fo:margin-bottom="0cm" fo:margin-left="0cm" fo:text-indent="0cm" fo:margin-right="0cm" fo:widows="2" fo:orphans="2"/>
    </style:style>
    <style:style style:name="ID0EWMCI" style:family="text">
      <style:text-properties/>
    </style:style>
    <style:style style:name="ID0EZMCI" style:family="table-cell">
      <style:table-cell-properties fo:padding-bottom="0cm" fo:padding-left="0.191cm" fo:padding-right="0.191cm" fo:padding-top="0cm" fo:border-left=".013cm solid #7F7F7F" fo:border-bottom=".013cm solid #7F7F7F" fo:border-top=".013cm solid #7F7F7F"/>
    </style:style>
    <style:style style:name="ID0E4NCI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IOCI" style:family="text">
      <style:text-properties style:language-asian="ko" style:country-asian="KR" style:font-size-complex="10pt"/>
    </style:style>
    <style:style style:name="ID0EROCI" style:family="table-row">
      <style:table-row-properties style:min-row-height="2.716cm" style:keep-together="true"/>
    </style:style>
    <style:style style:name="ID0EWOCI" style:family="table-cell">
      <style:table-cell-properties style:vertical-align="middle" fo:padding-bottom="0cm" fo:padding-left="0.191cm" fo:padding-right="0.191cm" fo:padding-top="0cm" fo:border-right=".013cm solid #7F7F7F" fo:border-bottom=".013cm solid #7F7F7F" fo:border-top=".013cm solid #7F7F7F"/>
    </style:style>
    <style:style style:name="ID0E1PCI" style:family="paragraph" style:parent-style-name="표준">
      <style:paragraph-properties fo:text-align="center" fo:margin-top="0cm" fo:margin-bottom="0cm" fo:margin-left="0cm" fo:text-indent="0cm" fo:margin-right="0cm" fo:widows="2" fo:orphans="2"/>
    </style:style>
    <style:style style:name="ID0EEQCI" style:family="text">
      <style:text-properties/>
    </style:style>
    <style:style style:name="ID0EHQCI" style:family="paragraph" style:parent-style-name="표준">
      <style:paragraph-properties fo:text-align="center" fo:margin-top="0cm" fo:margin-bottom="0cm" fo:margin-left="0cm" fo:text-indent="0cm" fo:margin-right="0cm" fo:widows="2" fo:orphans="2"/>
    </style:style>
    <style:style style:name="ID0ERQCI" style:family="text">
      <style:text-properties/>
    </style:style>
    <style:style style:name="ID0EUQCI" style:family="table-cell">
      <style:table-cell-properties fo:padding-bottom="0cm" fo:padding-left="0.191cm" fo:padding-right="0.191cm" fo:padding-top="0cm" fo:border-left=".013cm solid #7F7F7F" fo:border-bottom=".013cm solid #7F7F7F" fo:border-top=".013cm solid #7F7F7F"/>
    </style:style>
    <style:style style:name="ID0EYRCI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ASCI" style:family="table-row">
      <style:table-row-properties style:min-row-height="2.716cm" style:keep-together="true"/>
    </style:style>
    <style:style style:name="ID0EFSCI" style:family="table-cell">
      <style:table-cell-properties style:vertical-align="middle" fo:padding-bottom="0cm" fo:padding-left="0.191cm" fo:padding-right="0.191cm" fo:padding-top="0cm" fo:border-right=".013cm solid #7F7F7F" fo:border-bottom=".075cm solid #000000" fo:border-top=".013cm solid #7F7F7F"/>
    </style:style>
    <style:style style:name="ID0EJTCI" style:family="paragraph" style:parent-style-name="표준">
      <style:paragraph-properties fo:text-align="center" fo:margin-top="0cm" fo:margin-bottom="0cm" fo:margin-left="0cm" fo:text-indent="0cm" fo:margin-right="0cm" fo:widows="2" fo:orphans="2"/>
    </style:style>
    <style:style style:name="ID0ETTCI" style:family="text">
      <style:text-properties/>
    </style:style>
    <style:style style:name="ID0EWTCI" style:family="paragraph" style:parent-style-name="표준">
      <style:paragraph-properties fo:text-align="center" fo:margin-top="0cm" fo:margin-bottom="0cm" fo:margin-left="0cm" fo:text-indent="0cm" fo:margin-right="0cm" fo:widows="2" fo:orphans="2"/>
    </style:style>
    <style:style style:name="ID0EAUCI" style:family="text">
      <style:text-properties/>
    </style:style>
    <style:style style:name="ID0EDUCI" style:family="table-cell">
      <style:table-cell-properties fo:padding-bottom="0cm" fo:padding-left="0.191cm" fo:padding-right="0.191cm" fo:padding-top="0cm" fo:border-left=".013cm solid #7F7F7F" fo:border-bottom=".075cm solid #000000" fo:border-top=".013cm solid #7F7F7F"/>
    </style:style>
    <style:style style:name="ID0EHVCI" style:family="paragraph" style:parent-style-name="표준">
      <style:paragraph-properties fo:margin-top="0cm" fo:margin-bottom="0cm" fo:margin-left="0cm" fo:text-indent="0cm" fo:margin-right="0cm" fo:widows="2" fo:orphans="2"/>
    </style:style>
    <style:style style:name="ID0EPVCI" style:family="paragraph" style:parent-style-name="표준">
      <style:paragraph-properties fo:line-height="0.035cm" fo:margin-left="0cm" fo:text-indent="0cm" fo:margin-right="0cm" fo:widows="2" fo:orphans="2"/>
    </style:style>
    <style:style style:name="ID0EYVCI" style:family="section">
      <style:section-properties>
        <style:columns fo:column-count="1"/>
      </style:section-properties>
    </style:style>
    <style:style style:name="HiddenParagraph" style:family="paragraph" style:parent-style-name="Standard">
      <style:text-properties fo:font-size="2pt" style:font-size-asian="2pt" style:font-size-complex="2pt"/>
    </style:style>
  </office:automatic-styles>
  <office:body>
    <office:text>
      <text:user-field-decls/>
      <table:table table:style-name="ID0EQRAG">
        <table:table-column table:style-name="ID0EMSAG"/>
        <table:table-column table:style-name="ID0EOSAG"/>
        <table:table-column table:style-name="ID0EQSAG"/>
        <table:table-column table:style-name="ID0ESSAG"/>
        <table:table-column table:style-name="ID0EUSAG"/>
        <table:table-column table:style-name="ID0EWSAG"/>
        <table:table-row table:style-name="ID0EYSAG">
          <table:table-cell table:style-name="ID0E4SAG">
            <text:p text:style-name="ID0EBUAG"><text:span text:style-name="ID0EMUAG">작성일자</text:span></text:p>
          </table:table-cell>
          <table:table-cell table:style-name="ID0EPUAG">
            <text:p text:style-name="ID0EYVAG"><text:span text:style-name="ID0ECWAG">2022년 10월</text:span><text:span text:style-name="ID0EFWAG">21일</text:span><text:span text:style-name="ID0EIWAG">(금요일)</text:span></text:p>
          </table:table-cell>
          <table:table-cell table:style-name="ID0ELWAG">
            <text:p text:style-name="ID0EUXAG"><text:span text:style-name="ID0E5XAG">작성자</text:span></text:p>
          </table:table-cell>
          <table:table-cell table:style-name="ID0EBYAG">
            <text:p text:style-name="ID0EKZAG"><text:span text:style-name="ID0EUZAG">임규민</text:span></text:p>
          </table:table-cell>
          <table:table-cell table:style-name="ID0EXZAG">
            <text:p text:style-name="ID0EA2AG"><text:span text:style-name="ID0EK2AG">교육일수</text:span></text:p>
          </table:table-cell>
          <table:table-cell table:style-name="ID0EN2AG">
            <text:p text:style-name="ID0ER3AG"><text:span text:style-name="ID0E23AG">13일차</text:span></text:p>
          </table:table-cell>
        </table:table-row>
        <table:table-row>
          <table:table-cell table:style-name="ID0E63AG" table:number-columns-spanned="6">
            <text:p text:style-name="ID0E54AG"/>
          </table:table-cell>
        </table:table-row>
        <table:table-row table:style-name="ID0EG5AG">
          <table:table-cell table:style-name="ID0EL5AG">
            <text:p text:style-name="ID0EP6AG"><text:span text:style-name="ID0EZ6AG">교육일시</text:span></text:p>
          </table:table-cell>
          <table:table-cell table:style-name="ID0E36AG" table:number-columns-spanned="2">
            <text:p text:style-name="ID0EHBBG"><text:span text:style-name="ID0EVBBG">2022년 10월</text:span><text:span text:style-name="ID0EYBBG">21일</text:span><text:span text:style-name="ID0E2BBG">(금요일)</text:span><text:span text:style-name="ID0E5BBG">10:00 ~ 17:30~</text:span></text:p>
          </table:table-cell>
          <table:table-cell table:style-name="ID0EBCBG">
            <text:p text:style-name="ID0EKDBG"><text:span text:style-name="ID0EUDBG">교육장소</text:span></text:p>
          </table:table-cell>
          <table:table-cell table:style-name="ID0EXDBG" table:number-columns-spanned="2">
            <text:p text:style-name="ID0E4EBG"><text:span text:style-name="ID0EHFBG">-</text:span></text:p>
          </table:table-cell>
        </table:table-row>
        <table:table-row table:style-name="ID0EKFBG">
          <table:table-cell table:style-name="ID0EPFBG">
            <text:p text:style-name="ID0ETGBG"><text:span text:style-name="ID0E4GBG">과정명</text:span></text:p>
          </table:table-cell>
          <table:table-cell table:style-name="ID0EAHBG" table:number-columns-spanned="2">
            <text:p text:style-name="ID0ELIBG"><text:span text:style-name="ID0EVIBG">오라클 관리자 2과정(8~11강)</text:span></text:p>
          </table:table-cell>
          <table:table-cell table:style-name="ID0EYIBG">
            <text:p text:style-name="ID0EBKBG"><text:span text:style-name="ID0ELKBG">지도담당</text:span></text:p>
          </table:table-cell>
          <table:table-cell table:style-name="ID0EOKBG" table:number-columns-spanned="2">
            <text:p text:style-name="ID0EULBG"><text:span text:style-name="ID0E5LBG">-</text:span></text:p>
          </table:table-cell>
        </table:table-row>
        <table:table-row table:style-name="ID0EBMBG">
          <table:table-cell table:style-name="ID0EGMBG">
            <text:p text:style-name="ID0EKNBG"><text:span text:style-name="ID0EUNBG">교육내용</text:span></text:p>
          </table:table-cell>
          <table:table-cell table:style-name="ID0EXNBG" table:number-columns-spanned="5">
            <text:p text:style-name="ID0E2OBG"><text:span text:style-name="ID0EJPBG">8강 테이블 및 인덱스 관리</text:span></text:p>
            <text:p text:style-name="ID0ERPBG"><text:span text:style-name="ID0E5PBG">테이블</text:span></text:p>
            <text:p text:style-name="ID0EFQBG"><text:span text:style-name="ID0EWQBG">·</text:span><text:span text:style-name="ID0E4QBG"><text:s/></text:span><text:span text:style-name="ID0EKRBG">오라클</text:span><text:span text:style-name="ID0ERRBG">DB의 기본적인 데이터 저장 구조,</text:span><text:span text:style-name="ID0EYRBG">데이터는 행과 컬럼으로 저장</text:span></text:p>
            <text:p text:style-name="ID0E6RBG"><text:span text:style-name="ID0EQSBG">·</text:span><text:span text:style-name="ID0EXSBG"><text:s/></text:span><text:span text:style-name="ID0EETBG">테이블 명,</text:span><text:span text:style-name="ID0ELTBG">컬럼 명,</text:span><text:span text:style-name="ID0ESTBG">컬럼 데이터 타입 설정,</text:span><text:span text:style-name="ID0EZTBG">각 컬럼은 무결성 제약조건을 가질 수 있음</text:span></text:p>
            <text:p text:style-name="ID0EAUBG"><text:span text:style-name="ID0ENUBG">테이블 설계 고려 사항</text:span></text:p>
            <text:p text:style-name="ID0EUUBG"><text:span text:style-name="ID0EFVBG">·</text:span><text:span text:style-name="ID0EMVBG"><text:s/></text:span><text:span text:style-name="ID0EZVBG">생성 전 테이블 설계,</text:span><text:span text:style-name="ID0EAWBG">생성 테이블 유형에 대한 옵션 고려,</text:span><text:span text:style-name="ID0EHWBG">각 테이블에 대한 위치 지정,</text:span></text:p>
            <text:p text:style-name="ID0EOWBG"><text:span text:style-name="ID0E6WBG">테이블 생성시 병렬화 고려,</text:span><text:span text:style-name="ID0EGXBG">테이블 생성시</text:span><text:span text:style-name="ID0ENXBG">NOLOGGING</text:span><text:span text:style-name="ID0EUXBG">이용 고려,</text:span><text:span text:style-name="ID0E2XBG">테이블 크기 예측,</text:span></text:p>
            <text:p text:style-name="ID0ECYBG"><text:span text:style-name="ID0ETYBG">테이블 생성시의 제한사항 고려</text:span></text:p>
            <text:p text:style-name="ID0E1YBG"><text:span text:style-name="ID0EHZBG">DROP TABLE</text:span></text:p>
            <text:p text:style-name="ID0EOZBG"><text:span text:style-name="ID0E6ZBG">·</text:span><text:span text:style-name="ID0EG1BG"><text:s/></text:span><text:span text:style-name="ID0ET1BG">더 이상 필요 없는 경우 테이블 삭제</text:span></text:p>
            <text:p text:style-name="ID0E11BG"><text:span text:style-name="ID0EL2BG">·</text:span><text:span text:style-name="ID0ES2BG"><text:s/></text:span><text:span text:style-name="ID0E62BG">테이블 삭제 전 다음 사항을 고려해야 함RECYCLE BIN</text:span><text:span text:style-name="ID0EG3BG">미</text:span><text:span text:style-name="ID0EN3BG">고려)</text:span></text:p>
            <text:p text:style-name="ID0EU3BG"><text:span text:style-name="ID0EB4BG">EXTERNAL TABLE</text:span><text:span text:style-name="ID0EI4BG">관리</text:span></text:p>
            <text:p text:style-name="ID0EP4BG"><text:span text:style-name="ID0EA5BG">·</text:span><text:span text:style-name="ID0EH5BG"><text:s/></text:span><text:span text:style-name="ID0EU5BG">DB</text:span><text:span text:style-name="ID0E25BG">내에 데이터가 존재하지 않는 외부 파일을 읽어 테이블처럼 결과를 보여주는 외부 테이블</text:span></text:p>
            <text:p text:style-name="ID0EC6BG"><text:span text:style-name="ID0ET6BG">· DB</text:span><text:span text:style-name="ID0E16BG">내에는 외부 테이블을 설명하는 메타 데이터만 존재</text:span></text:p>
            <text:p text:style-name="ID0ECAAI"><text:span text:style-name="ID0ETAAI">· SELECT, JOIN, SORT</text:span><text:span text:style-name="ID0E1AAI">작업 가능,</text:span><text:span text:style-name="ID0EBBAI">뷰 및 동의어 생성 가능</text:span></text:p>
            <text:p text:style-name="ID0EIBAI"><text:span text:style-name="ID0EZBAI">· DML</text:span><text:span text:style-name="ID0EACAI">수행</text:span><text:span text:style-name="ID0EHCAI">불가능,</text:span><text:span text:style-name="ID0EOCAI">인덱스 생성</text:span><text:span text:style-name="ID0EVCAI">불가능</text:span></text:p>
            <text:p text:style-name="ID0E3CAI"><text:span text:style-name="ID0EJDAI">인덱스</text:span></text:p>
            <text:p text:style-name="ID0EQDAI"><text:span text:style-name="ID0EBEAI">·</text:span><text:span text:style-name="ID0EIEAI"><text:s/></text:span><text:span text:style-name="ID0EVEAI">SQL</text:span><text:span text:style-name="ID0E3EAI">문장이 테이블에 좀 더</text:span><text:span text:style-name="ID0EDFAI">빠르게,</text:span><text:span text:style-name="ID0EKFAI">접근하기 위해 만들어지는 부가적 구조</text:span></text:p>
            <text:p text:style-name="ID0ERFAI"><text:span text:style-name="ID0E6FAI">9강 파티션 테이블 및 클러스터 관리</text:span></text:p>
            <text:p text:style-name="ID0EHGAI"><text:span text:style-name="ID0EUGAI">파티션 테이블 및 인덱스</text:span></text:p>
            <text:p text:style-name="ID0E2GAI"><text:span text:style-name="ID0EMHAI">·</text:span><text:span text:style-name="ID0ETHAI"><text:s/></text:span><text:span text:style-name="ID0EAIAI">대량의 데이터에 대한 유지 관리 및 지원을 위한 방법</text:span></text:p>
            <text:p text:style-name="ID0EHIAI"><text:span text:style-name="ID0EYIAI">·</text:span><text:span text:style-name="ID0E6IAI"><text:s/></text:span><text:span text:style-name="ID0EMJAI">파티션 테이블은 파티션이라는 작고</text:span><text:span text:style-name="ID0ETJAI">관리가 쉬운 조각으로 데이터를 쪼갠 것을 말함</text:span></text:p>
            <text:p text:style-name="ID0E1JAI"><text:span text:style-name="ID0EHKAI">RANGE PARTTIONING</text:span></text:p>
            <text:p text:style-name="ID0EOKAI"><text:span text:style-name="ID0E6KAI">·</text:span><text:span text:style-name="ID0EGLAI"><text:s/></text:span><text:span text:style-name="ID0ETLAI">컬럼 값의 범위를 기준으로 파티션</text:span></text:p>
            <text:p text:style-name="ID0E1LAI"><text:span text:style-name="ID0ELMAI">·</text:span><text:span text:style-name="ID0ESMAI"><text:s/></text:span><text:span text:style-name="ID0E6MAI">월 단위처럼 분산할 수 있는 논리적 범위의 데이터 관리 시 유리</text:span></text:p>
            <text:p text:style-name="ID0EGNAI"><text:span text:style-name="ID0EXNAI">·</text:span><text:span text:style-name="ID0E5NAI"><text:s/></text:span><text:span text:style-name="ID0ELOAI">데이터가 범위에 따라 균등하게 분산될수록 성능에 유리</text:span></text:p>
            <text:p text:style-name="ID0ESOAI"><text:span text:style-name="ID0E6OAI">HASH PARTITIONING</text:span></text:p>
            <text:p text:style-name="ID0EGPAI"><text:span text:style-name="ID0EXPAI">·</text:span><text:span text:style-name="ID0E5PAI"><text:s/></text:span><text:span text:style-name="ID0ELQAI">데이터가 쉽게 범위 지어질 수 없지만,</text:span><text:span text:style-name="ID0ESQAI">성능 및 관리상의 이유로 파티션 해야 하는 경우</text:span></text:p>
            <text:p text:style-name="ID0EZQAI"><text:span text:style-name="ID0EKRAI">·</text:span><text:span text:style-name="ID0ERRAI"><text:s/></text:span><text:span text:style-name="ID0E5RAI">지정한 파티션 수에 균등하게 데이터가 분포되게 해</text:span><text:span text:style-name="ID0EFSAI">줌</text:span></text:p>
            <text:p text:style-name="ID0EMSAI"><text:span text:style-name="ID0EZSAI">LIST PARTITIONING</text:span></text:p>
            <text:p text:style-name="ID0EATAI"><text:span text:style-name="ID0ERTAI">·</text:span><text:span text:style-name="ID0EYTAI"><text:s/></text:span><text:span text:style-name="ID0EFUAI">어떤 값이 어느 파티션으로 지정될지를 명시적으로 조절하고 싶을 때</text:span></text:p>
            <text:p text:style-name="ID0EMUAI"><text:span text:style-name="ID0E4UAI">·</text:span><text:span text:style-name="ID0EEVAI"><text:s/></text:span><text:span text:style-name="ID0ERVAI">범위나</text:span><text:span text:style-name="ID0EYVAI">HASH처럼 쉽게 구현할 수 없음,</text:span><text:span text:style-name="ID0E6VAI">다른 파티션과는 달리 다중 컬럼 파티션 지원 안 함</text:span></text:p>
            <text:p text:style-name="ID0EGWAI"><text:span text:style-name="ID0ETWAI">COALESCING PAPTITION</text:span></text:p>
            <text:p text:style-name="ID0E1WAI"><text:span text:style-name="ID0ELXAI">·</text:span><text:span text:style-name="ID0ESXAI"><text:s/></text:span><text:span text:style-name="ID0E6XAI">HASH</text:span><text:span text:style-name="ID0EGYAI">파티션 테이블,</text:span><text:span text:style-name="ID0ENYAI">인덱스에 대한 파티션 개수 감소작업</text:span></text:p>
            <text:p text:style-name="ID0EUYAI"><text:span text:style-name="ID0ELZAI">·</text:span><text:span text:style-name="ID0ESZAI"><text:s/></text:span><text:span text:style-name="ID0E6ZAI">파티션이</text:span><text:span text:style-name="ID0EG1AI">COALESCE(합체)</text:span><text:span text:style-name="ID0EN1AI">되면 해당 파티션 내의 행들은 해쉬함수에</text:span><text:span text:style-name="ID0EU1AI">의해 남아있는 파티션으로</text:span></text:p>
            <text:p text:style-name="ID0E21AI"><text:span text:style-name="ID0EM2AI">분배</text:span></text:p>
            <text:p text:style-name="ID0ET2AI"><text:span text:style-name="ID0EA3AI">파티션 삭제</text:span><text:span text:style-name="ID0EH3AI">–</text:span><text:span text:style-name="ID0EO3AI">해쉬 파티션을 제외한 모든 파티션에서 삭제 가능.</text:span><text:span text:style-name="ID0EV3AI">해쉬 파티션은</text:span><text:span text:style-name="ID0E33AI">COALESCE를 이용</text:span></text:p>
            <text:p text:style-name="ID0ED4AI"/>
            <text:p text:style-name="ID0EQ4AI"><text:span text:style-name="ID0E44AI">파티션 교환</text:span></text:p>
            <text:p text:style-name="ID0EE5AI"><text:span text:style-name="ID0EV5AI">·</text:span><text:span text:style-name="ID0E35AI"><text:s/></text:span><text:span text:style-name="ID0EJ6AI">데이터 세그먼트를 교환함으로써</text:span><text:span text:style-name="ID0EQ6AI">파티션</text:span><text:span text:style-name="ID0EX6AI">→</text:span><text:span text:style-name="ID0E56AI">일반테이블,</text:span><text:span text:style-name="ID0EFABI">일반테이블</text:span><text:span text:style-name="ID0EMABI">→</text:span></text:p>
            <text:p text:style-name="ID0ETABI"><text:span text:style-name="ID0EEBBI">파티션 테이블의 파티션으로 변경 가능</text:span></text:p>
            <text:p text:style-name="ID0ELBBI"><text:span text:style-name="ID0EYBBI">기본 속성 변경</text:span></text:p>
            <text:p text:style-name="ID0E6BBI"><text:span text:style-name="ID0EQCBI">·</text:span><text:span text:style-name="ID0EXCBI"><text:s/></text:span><text:span text:style-name="ID0EEDBI">테이블 또는 복합 파티션 테이블의 파티션에 대해 기본 속성값 변경 가능</text:span></text:p>
            <text:p text:style-name="ID0ELDBI"><text:span text:style-name="ID0EYDBI">파티션 분리(SPLIT)</text:span></text:p>
            <text:p text:style-name="ID0E6DBI"><text:span text:style-name="ID0EQEBI">·</text:span><text:span text:style-name="ID0EXEBI"><text:s/></text:span><text:span text:style-name="ID0EEFBI">파티션이 너무 커서 백업,</text:span><text:span text:style-name="ID0ELFBI">복구,</text:span><text:span text:style-name="ID0ESFBI">유지 작업에 시간이 많이 소요되는 경우</text:span></text:p>
            <text:p text:style-name="ID0EZFBI"><text:span text:style-name="ID0EKGBI">·</text:span><text:span text:style-name="ID0ERGBI"><text:s/></text:span><text:span text:style-name="ID0E5GBI">파티션 분리로</text:span><text:span text:style-name="ID0EFHBI">I/O</text:span><text:span text:style-name="ID0EMHBI">부담을 줄일 수 있음,</text:span><text:span text:style-name="ID0ETHBI">해쉬</text:span><text:span text:style-name="ID0E1HBI">관련 파티션에서 사용하지 못함</text:span></text:p>
            <text:p text:style-name="ID0EBIBI"><text:span text:style-name="ID0EOIBI">클러스터(인덱스 클러스터)</text:span></text:p>
            <text:p text:style-name="ID0EVIBI"><text:span text:style-name="ID0EMJBI">·</text:span><text:span text:style-name="ID0ETJBI"><text:s/></text:span><text:span text:style-name="ID0EAKBI">테이블 데이터를 저장하는 하나의 방법,</text:span><text:span text:style-name="ID0EHKBI">같은 데이터 블록을 공유하는 </text:span></text:p>
            <text:p text:style-name="ID0EPKBI"><text:span text:style-name="ID0EALBI">테이블의 그룹으로 이루어 짐</text:span></text:p>
            <text:p text:style-name="ID0EHLBI"><text:span text:style-name="ID0EULBI">해쉬 클러스터</text:span></text:p>
            <text:p text:style-name="ID0E2LBI"><text:span text:style-name="ID0EMMBI">· DB는 해쉬 클러스터 안에 테이블의 형을 해쉬 함수를 이용하여 저장하고</text:span></text:p>
            <text:p text:style-name="ID0ETMBI"><text:span text:style-name="ID0EENBI">해쉬 함수를 이용하여 데이터 추출을 수행</text:span></text:p>
            <text:p text:style-name="ID0ELNBI"/>
            <text:p text:style-name="ID0E3NBI"><text:span text:style-name="ID0EKOBI">10강 자동 공간 관리</text:span></text:p>
            <text:p text:style-name="ID0ESOBI"><text:span text:style-name="ID0E6OBI">AUTOMATIC STORAGE MANAGEMENT(ASM)</text:span></text:p>
            <text:p text:style-name="ID0EGPBI"><text:span text:style-name="ID0EXPBI">·</text:span><text:span text:style-name="ID0E5PBI"><text:s/></text:span><text:span text:style-name="ID0ELQBI">통합된 파일 시스템,</text:span><text:span text:style-name="ID0ESQBI">오라클</text:span><text:span text:style-name="ID0EZQBI">DB</text:span><text:span text:style-name="ID0EARBI">파일의 빠른 구성을 해주는 볼륨 관리자</text:span></text:p>
            <text:p text:style-name="ID0EHRBI"><text:span text:style-name="ID0EYRBI">·</text:span><text:span text:style-name="ID0E6RBI"><text:s/></text:span><text:span text:style-name="ID0EMSBI">많은</text:span><text:span text:style-name="ID0ETSBI">DB</text:span><text:span text:style-name="ID0E1SBI">파일을 직접 관리하는 대신 쉽게 관리할 수 있게</text:span><text:span text:style-name="ID0EBTBI">해 줌</text:span></text:p>
            <text:p text:style-name="ID0EITBI"><text:span text:style-name="ID0EVTBI">ASM</text:span><text:span text:style-name="ID0E3TBI">구성요소</text:span></text:p>
            <text:p text:style-name="ID0EDUBI"><text:span text:style-name="ID0EUUBI">·</text:span><text:span text:style-name="ID0E2UBI"><text:s/></text:span><text:span text:style-name="ID0EIVBI">디스크 그룹,</text:span><text:span text:style-name="ID0EPVBI">디스크,</text:span><text:span text:style-name="ID0EWVBI">실패 그룹(FAILURE GROUP),</text:span><text:span text:style-name="ID0E4VBI">파일,</text:span><text:span text:style-name="ID0EEWBI">템플릿</text:span></text:p>
            <text:p text:style-name="ID0ELWBI"><text:span text:style-name="ID0EYWBI">ASM</text:span><text:span text:style-name="ID0E6WBI">인스턴스 관리</text:span></text:p>
            <text:p text:style-name="ID0EGXBI"><text:span text:style-name="ID0EXXBI">· ASM</text:span><text:span text:style-name="ID0E5XBI">인스턴스 관리는 일반</text:span><text:span text:style-name="ID0EFYBI">DB</text:span><text:span text:style-name="ID0EMYBI">인스턴스 관리와 유사,</text:span><text:span text:style-name="ID0ETYBI">관리 작업량 자체는 적음</text:span></text:p>
            <text:p text:style-name="ID0E1YBI"><text:span text:style-name="ID0ELZBI">· EM, DBCA, SQL*Plus를 이용해서 관리</text:span></text:p>
            <text:p text:style-name="ID0ESZBI"><text:span text:style-name="ID0E6ZBI">ASM</text:span><text:span text:style-name="ID0EG1BI">인스턴스 접근 권한</text:span></text:p>
            <text:p text:style-name="ID0EN1BI"><text:span text:style-name="ID0E51BI">· ASM</text:span><text:span text:style-name="ID0EF2BI">인스턴스는 같은 서버에서 동작하는 하나 이상의 인스턴스 작업과 밀접하게 관련되어 있음</text:span></text:p>
            <text:p text:style-name="ID0EM2BI"><text:span text:style-name="ID0E42BI">·</text:span><text:span text:style-name="ID0EE3BI"><text:s/></text:span><text:span text:style-name="ID0ER3BI">따라서</text:span><text:span text:style-name="ID0EY3BI">ASM</text:span><text:span text:style-name="ID0E63BI">인스턴스는 해당 DB</text:span><text:span text:style-name="ID0EG4BI">인스턴스의 논리적 확장임</text:span></text:p>
            <text:p text:style-name="ID0EN4BI"><text:span text:style-name="ID0E14BI">ASM</text:span><text:span text:style-name="ID0EB5BI">인스턴스에 대한 초기화 파라미터 설정</text:span></text:p>
            <text:p text:style-name="ID0EI5BI"><text:span text:style-name="ID0EZ5BI">·</text:span><text:span text:style-name="ID0EA6BI"><text:s/></text:span><text:span text:style-name="ID0EN6BI">자신만의 초기화 파라미터 파일을 가짐</text:span><text:span text:style-name="ID0EU6BI">(PFILE or SPFILE)</text:span></text:p>
            <text:p text:style-name="ID0E26BI"><text:span text:style-name="ID0EMACI">·</text:span><text:span text:style-name="ID0ETACI"><text:s/></text:span><text:span text:style-name="ID0EABCI">생성되는 파라미터 파일 이름,</text:span><text:span text:style-name="ID0EHBCI">기본 위치,</text:span><text:span text:style-name="ID0EOBCI">적용 순서는 일반 인스턴스와 동일</text:span></text:p>
            <text:p text:style-name="ID0EVBCI"/>
            <text:p text:style-name="ID0EGCCI"><text:span text:style-name="ID0EUCCI">11강 자원 관리자</text:span></text:p>
            <text:p text:style-name="ID0E3CCI"><text:span text:style-name="ID0EJDCI">자원 관리자 개념</text:span></text:p>
            <text:p text:style-name="ID0EUDCI"><text:span text:style-name="ID0ELECI">·</text:span><text:span text:style-name="ID0ESECI"><text:s/>RESOURCE MANAGER</text:span></text:p>
            <text:p text:style-name="ID0E5ECI"><text:span text:style-name="ID0EVFCI">·</text:span><text:span text:style-name="ID0E3FCI"><text:s/>복잡한 자원 사용 환경, 복잡한 작업 부하 상황에서 오라클 DB 서버에게 자원 관리 결점과</text:span></text:p>
            <text:p text:style-name="ID0EIGCI"><text:span text:style-name="ID0E6GCI">관련된 더 많은 제어권을 부여, 자원 관리자 없이 작업하는 경우 발생 가능한 문제점</text:span></text:p>
            <text:p text:style-name="ID0EKHCI"><text:span text:style-name="ID0E4HCI">SQL*Plus에서의 자원 관리자 이용</text:span></text:p>
            <text:p text:style-name="ID0EIICI"><text:span text:style-name="ID0E6ICI">·</text:span><text:span text:style-name="ID0EGJCI"><text:s/>ADMINSTER_RESOURCE_MANAGER 시스템 권한이 있어야만 자원 관리를 관리할 수 있음</text:span></text:p>
            <text:p text:style-name="ID0ESJCI"><text:span text:style-name="ID0EDKCI">·</text:span><text:span text:style-name="ID0EKKCI"><text:s/>DBMS_RESOURCE_MANAGER_PRIVS 패키지를 이용하여 권한 관리</text:span></text:p>
          </table:table-cell>
        </table:table-row>
        <table:table-row table:style-name="ID0EWKCI">
          <table:table-cell table:style-name="ID0E2KCI">
            <text:p text:style-name="ID0E6LCI"><text:span text:style-name="ID0EJMCI">교육 소감</text:span></text:p>
            <text:p text:style-name="ID0EMMCI"><text:span text:style-name="ID0EWMCI">느낀점</text:span></text:p>
          </table:table-cell>
          <table:table-cell table:style-name="ID0EZMCI" table:number-columns-spanned="5">
            <text:p text:style-name="ID0E4NCI"><text:span text:style-name="ID0EIOCI">테이블, 클러스터, 공간, 자원관리의 개념과 중요성을 알게되었습니다. 효과적으로 관리하는 것이 기본적이라고 느꼈습니다. 기본개념을 습득하게되는 과정이 제일 중요한 거 같다는 것을 다시 한번 깨닫게 된 것 같습니다.</text:span></text:p>
          </table:table-cell>
        </table:table-row>
        <table:table-row table:style-name="ID0EROCI">
          <table:table-cell table:style-name="ID0EWOCI">
            <text:p text:style-name="ID0E1PCI"><text:span text:style-name="ID0EEQCI">지도담당</text:span></text:p>
            <text:p text:style-name="ID0EHQCI"><text:span text:style-name="ID0ERQCI">의견</text:span></text:p>
          </table:table-cell>
          <table:table-cell table:style-name="ID0EUQCI" table:number-columns-spanned="5">
            <text:p text:style-name="ID0EYRCI"/>
          </table:table-cell>
        </table:table-row>
        <table:table-row table:style-name="ID0EASCI">
          <table:table-cell table:style-name="ID0EFSCI">
            <text:p text:style-name="ID0EJTCI"><text:span text:style-name="ID0ETTCI">기술본부</text:span></text:p>
            <text:p text:style-name="ID0EWTCI"><text:span text:style-name="ID0EAUCI">의견</text:span></text:p>
          </table:table-cell>
          <table:table-cell table:style-name="ID0EDUCI" table:number-columns-spanned="5">
            <text:p text:style-name="ID0EHVCI"/>
          </table:table-cell>
        </table:table-row>
      </table:table>
      <text:p text:style-name="ID0EPVCI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svg="urn:oasis:names:tc:opendocument:xmlns:svg-compatible:1.0" xmlns:text="urn:oasis:names:tc:opendocument:xmlns:text:1.0" xmlns:draw="urn:oasis:names:tc:opendocument:xmlns:drawing:1.0" xmlns:table="urn:oasis:names:tc:opendocument:xmlns:table:1.0" xmlns:number="urn:oasis:names:tc:opendocument:xmlns:datastyle:1.0" xmlns:xlink="http://www.w3.org/1999/xlink" xmlns:dc="http://purl.org/dc/elements/1.1/" xmlns:pcut="urn:cleverage:xmlns:post-processings:pcut">
  <office:font-face-decls>
    <style:font-face style:name="맑은 고딕" svg:font-family="맑은 고딕" style:font-family-generic="modern"/>
    <style:font-face style:name="Arial" svg:font-family="Arial" style:font-family-generic="swiss"/>
  </office:font-face-decls>
  <office:styles>
    <style:default-style style:family="paragraph">
      <style:paragraph-properties style:text-autospace="none" fo:widows="2" fo:orphans="2" fo:text-align="justify" fo:margin-bottom="0.282cm" fo:line-height="100%" style:vertical-align="auto"/>
      <style:text-properties fo:language="en" fo:country="US" style:language-complex="ar" style:country-complex="SA" style:language-asian="ko" style:country-asian="KR" style:font-name="맑은 고딕" style:font-name-complex="Arial" style:font-name-asian="맑은 고딕" fo:color="#000000" style:text-scale="100" fo:font-size="10pt" style:font-size-asian="10pt" style:font-size-complex="11pt" style:text-emphasize="none" style:font-relief="engraved" style:letter-kerning="true" style:text-outline="false" fo:letter-spacing="normal" fo:text-align="justify" fo:margin-bottom="0.282cm" fo:line-height="100%" style:vertical-align="auto" style:use-window-font-color="true"/>
    </style:default-style>
    <style:default-style style:family="text">
      <style:text-properties fo:language="en" fo:country="US" style:language-complex="ar" style:country-complex="SA" style:language-asian="ko" style:country-asian="KR" style:font-name="맑은 고딕" style:font-name-complex="Arial" style:font-name-asian="맑은 고딕" fo:color="#000000" style:text-scale="100" fo:font-size="10pt" style:font-size-asian="10pt" style:font-size-complex="11pt" style:text-emphasize="none" style:font-relief="engraved" style:letter-kerning="true" style:text-outline="false" fo:letter-spacing="normal" style:use-window-font-color="true"/>
    </style:default-style>
    <style:default-style style:family="table">
      <style:table-properties table:border-model="collapsing" fo:margin-left="0cm"/>
    </style:default-style>
    <style:style style:name="기본단락글꼴" style:display-name="기본 단락 글꼴" style:family="text">
      <style:text-properties/>
    </style:style>
    <style:style style:name="머리글" style:display-name="머리글" style:family="paragraph" style:parent-style-name="표준">
      <style:paragraph-properties style:snap-to-layout-grid="false" fo:margin-left="0cm" fo:text-indent="0cm" fo:margin-right="0cm" fo:widows="2" fo:orphans="2">
        <style:tab-stops>
          <style:tab-stop style:type="center" style:position="7.96cm"/>
          <style:tab-stop style:type="right" style:position="15.921cm"/>
        </style:tab-stops>
      </style:paragraph-properties>
      <style:text-properties/>
    </style:style>
    <style:style style:name="머리글Char" style:display-name="머리글 Char" style:family="text" style:parent-style-name="기본단락글꼴">
      <style:text-properties/>
    </style:style>
    <style:style style:name="목록단락" style:display-name="목록 단락" style:family="paragraph" style:parent-style-name="표준">
      <style:paragraph-properties fo:margin-left="1.411cm" fo:text-indent="0cm" fo:margin-right="0cm" fo:widows="2" fo:orphans="2"/>
      <style:text-properties/>
    </style:style>
    <style:style style:name="바닥글" style:display-name="바닥글" style:family="paragraph" style:parent-style-name="표준">
      <style:paragraph-properties style:snap-to-layout-grid="false" fo:margin-left="0cm" fo:text-indent="0cm" fo:margin-right="0cm" fo:widows="2" fo:orphans="2">
        <style:tab-stops>
          <style:tab-stop style:type="center" style:position="7.96cm"/>
          <style:tab-stop style:type="right" style:position="15.921cm"/>
        </style:tab-stops>
      </style:paragraph-properties>
      <style:text-properties/>
    </style:style>
    <style:style style:name="바닥글Char" style:display-name="바닥글 Char" style:family="text" style:parent-style-name="기본단락글꼴">
      <style:text-properties/>
    </style:style>
    <style:style style:name="표준" style:display-name="표준" style:family="paragraph">
      <style:paragraph-properties style:text-autospace="none" fo:margin-left="0cm" fo:text-indent="0cm" fo:margin-right="0cm" fo:widows="2" fo:orphans="2"/>
      <style:text-properties/>
    </style:style>
    <style:style style:name="a4" style:display-name="Normal Table" style:family="table"/>
    <style:style style:name="X3AS7TOCHyperlink" style:display-name="X3AS7TOCHyperlink" style:family="text" style:parent-style-name="DefaultParagraphFont">
      <style:text-properties fo:color="#000000" style:text-underline-style="none"/>
    </style:style>
    <style:style style:name="X3AS7TABSTYLE" style:family="paragraph" style:parent-style-name="Footer">
      <style:paragraph-properties>
        <style:tab-stops>
          <style:tab-stop style:type="right" style:position="25cm"/>
        </style:tab-stops>
      </style:paragraph-properties>
    </style:style>
    <style:style style:family="text" style:name="BulletSymbol">
      <style:text-properties style:font-name="Symbol"/>
    </style:style>
  </office:styles>
  <office:automatic-styles>
    <style:style style:name="ID0E3D" style:family="paragraph" style:parent-style-name="머리글">
      <style:paragraph-properties fo:margin-left="0cm" fo:text-indent="0cm" fo:margin-right="0cm" fo:widows="2" fo:orphans="2">
        <style:tab-stops>
          <style:tab-stop style:type="center" style:position="7.96cm"/>
          <style:tab-stop style:type="right" style:position="15.921cm"/>
        </style:tab-stops>
      </style:paragraph-properties>
    </style:style>
    <style:style style:name="ID0EHE" style:family="text">
      <style:text-properties style:font-size-complex="24pt" fo:font-size="24pt"/>
    </style:style>
    <style:style style:name="ID0E2E" style:family="paragraph" style:parent-style-name="바닥글">
      <style:paragraph-properties fo:text-align="end" fo:margin-left="0cm" fo:text-indent="0cm" fo:margin-right="0cm" fo:widows="2" fo:orphans="2">
        <style:tab-stops>
          <style:tab-stop style:type="center" style:position="7.96cm"/>
          <style:tab-stop style:type="right" style:position="15.921cm"/>
        </style:tab-stops>
      </style:paragraph-properties>
    </style:style>
    <style:style style:name="ID0EEF" style:family="graphic" style:parent-style-name="Graphics">
      <style:graphic-properties style:horizontal-pos="from-left" style:horizontal-rel="page-content" style:vertical-pos="from-top" style:vertical-rel="paragraph-content" style:wrap="run-through" style:run-through="background" fo:margin-top="0cm" fo:margin-bottom="0cm" fo:margin-left="0cm" fo:margin-right="0cm" draw:flow-with-text="false"/>
    </style:style>
    <style:page-layout style:name="PAGEID0EYVCI">
      <style:page-layout-properties fo:page-width="21.001cm" fo:page-height="29.7cm" fo:margin-top="0cm" fo:margin-left="1.54cm" fo:margin-bottom="0cm" fo:margin-right="1.54cm">
        <style:footnote-sep style:distance-before-sep="0cm" style:distance-after-sep="0.282cm" style:width="0.005cm" style:rel-width="28.458233357513524"/>
        <style:columns fo:column-count="1"/>
      </style:page-layout-properties>
      <style:header-style>
        <style:header-footer-properties fo:margin-bottom="1.4009999999999998cm" style:dynamic-spacing="true" fo:margin-left="0cm" fo:margin-right="0cm" fo:min-height="1.501cm"/>
      </style:header-style>
      <style:footer-style>
        <style:header-footer-properties style:dynamic-spacing="true" fo:margin-top="1.65cm" fo:margin-left="0cm" fo:margin-right="0cm" fo:min-height="1.75cm"/>
      </style:footer-style>
    </style:page-layout>
    <style:style style:name="HiddenParagraph" style:family="paragraph" style:parent-style-name="Standard">
      <style:text-properties fo:font-size="2pt" style:font-size-asian="2pt" style:font-size-complex="2pt"/>
    </style:style>
  </office:automatic-styles>
  <office:master-styles>
    <style:master-page style:name="Standard" style:page-layout-name="PAGEID0EYVCI">
      <style:header>
        <text:p text:style-name="ID0E3D"><text:span text:style-name="ID0EHE">OJT 교육일지</text:span></text:p>
      </style:header>
      <style:footer>
        <text:p text:style-name="ID0E2E"><draw:frame text:anchor-type="char" draw:z-index="751659264" draw:style-name="ID0EEF" draw:name="shape2049" svg:x="15.737cm" svg:y="0.162cm" svg:height="0.699cm" svg:width="1.946cm"><draw:image xlink:type="simple" xlink:show="embed" xlink:actuate="onLoad" xlink:href="Pictures/image1.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dcterms="http://purl.org/dc/terms/" xmlns:meta="urn:oasis:names:tc:opendocument:xmlns:meta:1.0" office:version="1.1">
  <office:meta>
    <meta:generator>OpenXML/ODF Translator Command Line Tool 3.0</meta:generator>
    <dc:title/>
    <dc:description/>
    <meta:initial-creator>Uesr</meta:initial-creator>
    <dc:creator>Uesr</dc:creator>
    <dc:date>2022-10-24T09:46:31</dc:date>
    <dc:subject/>
    <meta:editing-cycles>1</meta:editing-cycles>
    <meta:keyword/>
    <meta:document-statistic/>
  </office:meta>
</office:document-meta>
</file>